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4.03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42.21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65.9mm"/>
    </style:style>
    <style:style style:name="co11" style:family="table-column">
      <style:table-column-properties fo:break-before="auto" style:column-width="52mm"/>
    </style:style>
    <style:style style:name="co12" style:family="table-column">
      <style:table-column-properties fo:break-before="auto" style:column-width="52.83mm"/>
    </style:style>
    <style:style style:name="co13" style:family="table-column">
      <style:table-column-properties fo:break-before="auto" style:column-width="40.3mm"/>
    </style:style>
    <style:style style:name="co14" style:family="table-column">
      <style:table-column-properties fo:break-before="auto" style:column-width="34.31mm"/>
    </style:style>
    <style:style style:name="co15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61">
      <style:table-cell-properties fo:background-color="#cccccc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>
      <style:table-cell-properties fo:background-color="#cc00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00ccff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6600cc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61">
      <style:text-properties style:text-position="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61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>
      <style:table-cell-properties fo:background-color="#cc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6600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61"/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61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1_Fukui_cf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rc</text:p>
          </table:table-cell>
          <table:table-cell table:style-name="ce3" office:value-type="string" calcext:value-type="string">
            <text:p>T353_offset_0.1degree</text:p>
          </table:table-cell>
          <table:table-cell table:style-name="ce3" office:value-type="string" calcext:value-type="string">
            <text:p>t353 Arecibo_half_beam_offset</text:p>
          </table:table-cell>
          <table:table-cell table:style-name="ce1" office:value-type="string" calcext:value-type="string">
            <text:p>N(H)_0.1</text:p>
          </table:table-cell>
          <table:table-cell table:style-name="ce1" office:value-type="string" calcext:value-type="string">
            <text:p>N(H)_half_beam</text:p>
          </table:table-cell>
          <table:table-cell table:style-name="ce1" office:value-type="string" calcext:value-type="string">
            <text:p>%diff</text:p>
          </table:table-cell>
          <table:table-cell table:style-name="ce5" office:value-type="string" calcext:value-type="string">
            <text:p>Heiles_N(HI)_(1e20)</text:p>
          </table:table-cell>
          <table:table-cell table:style-name="ce5" office:value-type="string" calcext:value-type="string">
            <text:p>N(H)_0.1_(1e20)</text:p>
          </table:table-cell>
          <table:table-cell table:style-name="ce5" office:value-type="string" calcext:value-type="string">
            <text:p>N(H)_half_beam_(1e20)</text:p>
          </table:table-cell>
          <table:table-cell table:style-name="ce7" office:value-type="string" calcext:value-type="string">
            <text:p>%diff_0.1</text:p>
          </table:table-cell>
          <table:table-cell table:style-name="ce7" office:value-type="string" calcext:value-type="string">
            <text:p><text:span text:style-name="T1">x</text:span>k</text:p>
          </table:table-cell>
          <table:table-cell table:style-name="ce9" office:value-type="string" calcext:value-type="string">
            <text:p>%diff_half_beam</text:p>
          </table:table-cell>
          <table:table-cell table:style-name="ce9" office:value-type="string" calcext:value-type="string">
            <text:p><text:span text:style-name="T1">x</text:span>k</text:p>
          </table:table-cell>
          <table:table-cell table:style-name="ce10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C18</text:p>
          </table:table-cell>
          <table:table-cell table:style-name="ce4" office:value-type="float" office:value="0.00000987" calcext:value-type="float">
            <text:p>9.87E-06</text:p>
          </table:table-cell>
          <table:table-cell table:style-name="ce4" office:value-type="float" office:value="0.0000103" calcext:value-type="float">
            <text:p>1.03E-05</text:p>
          </table:table-cell>
          <table:table-cell table:formula="of:=[.C2]*2.1E+026" office:value-type="float" office:value="2.0727E+021" calcext:value-type="float">
            <text:p>2.0727E+021</text:p>
          </table:table-cell>
          <table:table-cell table:formula="of:=[.D2]*2.1E+026" office:value-type="float" office:value="2.163E+021" calcext:value-type="float">
            <text:p>2.163E+021</text:p>
          </table:table-cell>
          <table:table-cell table:formula="of:=ROUND(100*ABS([.E2]-[.F2])/[.E2]; 2)" office:value-type="float" office:value="4.36" calcext:value-type="float">
            <text:p>4.36</text:p>
          </table:table-cell>
          <table:table-cell table:style-name="ce6" office:value-type="float" office:value="5.99" calcext:value-type="float">
            <text:p>5.99</text:p>
          </table:table-cell>
          <table:table-cell office:value-type="float" office:value="20.73" calcext:value-type="float">
            <text:p>20.73</text:p>
          </table:table-cell>
          <table:table-cell office:value-type="float" office:value="21.63" calcext:value-type="float">
            <text:p>21.63</text:p>
          </table:table-cell>
          <table:table-cell table:formula="of:=ROUND(100*ABS([.H2]-[.I2])/[.H2];2)" office:value-type="float" office:value="246.08" calcext:value-type="float">
            <text:p>246.08</text:p>
          </table:table-cell>
          <table:table-cell table:formula="of:=ROUND([.J2]/[.H2]; 2)" office:value-type="float" office:value="3.61" calcext:value-type="float">
            <text:p>3.61</text:p>
          </table:table-cell>
          <table:table-cell table:formula="of:=ROUND(100*ABS([.H2]-[.J2])/[.H2];2)" office:value-type="float" office:value="261.1" calcext:value-type="float">
            <text:p>261.1</text:p>
          </table:table-cell>
          <table:table-cell table:formula="of:=ROUND([.I2]/[.H2];2)" office:value-type="float" office:value="3.46" calcext:value-type="float">
            <text:p>3.4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C33</text:p>
          </table:table-cell>
          <table:table-cell table:style-name="ce4" office:value-type="float" office:value="0.00000221" calcext:value-type="float">
            <text:p>2.21E-06</text:p>
          </table:table-cell>
          <table:table-cell table:style-name="ce4" office:value-type="float" office:value="0.0000022" calcext:value-type="float">
            <text:p>2.20E-06</text:p>
          </table:table-cell>
          <table:table-cell table:formula="of:=[.C3]*2.1E+026" office:value-type="float" office:value="4.641E+020" calcext:value-type="float">
            <text:p>4.641E+020</text:p>
          </table:table-cell>
          <table:table-cell table:formula="of:=[.D3]*2.1E+026" office:value-type="float" office:value="4.62E+020" calcext:value-type="float">
            <text:p>4.62E+020</text:p>
          </table:table-cell>
          <table:table-cell table:formula="of:=ROUND(100*ABS([.E3]-[.F3])/[.E3]; 2)" office:value-type="float" office:value="0.45" calcext:value-type="float">
            <text:p>0.45</text:p>
          </table:table-cell>
          <table:table-cell table:style-name="ce6" office:value-type="float" office:value="2.78" calcext:value-type="float">
            <text:p>2.78</text:p>
          </table:table-cell>
          <table:table-cell office:value-type="float" office:value="4.64" calcext:value-type="float">
            <text:p>4.64</text:p>
          </table:table-cell>
          <table:table-cell office:value-type="float" office:value="4.62" calcext:value-type="float">
            <text:p>4.62</text:p>
          </table:table-cell>
          <table:table-cell table:formula="of:=ROUND(100*ABS([.H3]-[.I3])/[.H3];2)" office:value-type="float" office:value="66.91" calcext:value-type="float">
            <text:p>66.91</text:p>
          </table:table-cell>
          <table:table-cell table:formula="of:=ROUND([.J3]/[.H3]; 2)" office:value-type="float" office:value="1.66" calcext:value-type="float">
            <text:p>1.66</text:p>
          </table:table-cell>
          <table:table-cell table:formula="of:=ROUND(100*ABS([.H3]-[.J3])/[.H3];2)" office:value-type="float" office:value="66.19" calcext:value-type="float">
            <text:p>66.19</text:p>
          </table:table-cell>
          <table:table-cell table:formula="of:=ROUND([.I3]/[.H3];2)" office:value-type="float" office:value="1.67" calcext:value-type="float">
            <text:p>1.67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C64</text:p>
          </table:table-cell>
          <table:table-cell table:style-name="ce4" office:value-type="float" office:value="0.00000654" calcext:value-type="float">
            <text:p>6.54E-06</text:p>
          </table:table-cell>
          <table:table-cell table:style-name="ce4" office:value-type="float" office:value="0.00000656" calcext:value-type="float">
            <text:p>6.56E-06</text:p>
          </table:table-cell>
          <table:table-cell table:formula="of:=[.C4]*2.1E+026" office:value-type="float" office:value="1.3734E+021" calcext:value-type="float">
            <text:p>1.3734E+021</text:p>
          </table:table-cell>
          <table:table-cell table:formula="of:=[.D4]*2.1E+026" office:value-type="float" office:value="1.3776E+021" calcext:value-type="float">
            <text:p>1.3776E+021</text:p>
          </table:table-cell>
          <table:table-cell table:formula="of:=ROUND(100*ABS([.E4]-[.F4])/[.E4]; 2)" office:value-type="float" office:value="0.31" calcext:value-type="float">
            <text:p>0.31</text:p>
          </table:table-cell>
          <table:table-cell table:style-name="ce6" office:value-type="float" office:value="6.33" calcext:value-type="float">
            <text:p>6.33</text:p>
          </table:table-cell>
          <table:table-cell office:value-type="float" office:value="13.73" calcext:value-type="float">
            <text:p>13.73</text:p>
          </table:table-cell>
          <table:table-cell office:value-type="float" office:value="13.78" calcext:value-type="float">
            <text:p>13.78</text:p>
          </table:table-cell>
          <table:table-cell table:formula="of:=ROUND(100*ABS([.H4]-[.I4])/[.H4];2)" office:value-type="float" office:value="116.9" calcext:value-type="float">
            <text:p>116.9</text:p>
          </table:table-cell>
          <table:table-cell table:formula="of:=ROUND([.J4]/[.H4]; 2)" office:value-type="float" office:value="2.18" calcext:value-type="float">
            <text:p>2.18</text:p>
          </table:table-cell>
          <table:table-cell table:formula="of:=ROUND(100*ABS([.H4]-[.J4])/[.H4];2)" office:value-type="float" office:value="117.69" calcext:value-type="float">
            <text:p>117.69</text:p>
          </table:table-cell>
          <table:table-cell table:formula="of:=ROUND([.I4]/[.H4];2)" office:value-type="float" office:value="2.17" calcext:value-type="float">
            <text:p>2.1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C78</text:p>
          </table:table-cell>
          <table:table-cell table:style-name="ce4" office:value-type="float" office:value="0.0000111" calcext:value-type="float">
            <text:p>1.11E-05</text:p>
          </table:table-cell>
          <table:table-cell table:style-name="ce4" office:value-type="float" office:value="0.0000117" calcext:value-type="float">
            <text:p>1.17E-05</text:p>
          </table:table-cell>
          <table:table-cell table:formula="of:=[.C5]*2.1E+026" office:value-type="float" office:value="2.331E+021" calcext:value-type="float">
            <text:p>2.331E+021</text:p>
          </table:table-cell>
          <table:table-cell table:formula="of:=[.D5]*2.1E+026" office:value-type="float" office:value="2.457E+021" calcext:value-type="float">
            <text:p>2.457E+021</text:p>
          </table:table-cell>
          <table:table-cell table:formula="of:=ROUND(100*ABS([.E5]-[.F5])/[.E5]; 2)" office:value-type="float" office:value="5.41" calcext:value-type="float">
            <text:p>5.41</text:p>
          </table:table-cell>
          <table:table-cell table:style-name="ce6" office:value-type="float" office:value="10.06" calcext:value-type="float">
            <text:p>10.06</text:p>
          </table:table-cell>
          <table:table-cell office:value-type="float" office:value="23.31" calcext:value-type="float">
            <text:p>23.31</text:p>
          </table:table-cell>
          <table:table-cell office:value-type="float" office:value="24.57" calcext:value-type="float">
            <text:p>24.57</text:p>
          </table:table-cell>
          <table:table-cell table:formula="of:=ROUND(100*ABS([.H5]-[.I5])/[.H5];2)" office:value-type="float" office:value="131.71" calcext:value-type="float">
            <text:p>131.71</text:p>
          </table:table-cell>
          <table:table-cell table:formula="of:=ROUND([.J5]/[.H5]; 2)" office:value-type="float" office:value="2.44" calcext:value-type="float">
            <text:p>2.44</text:p>
          </table:table-cell>
          <table:table-cell table:formula="of:=ROUND(100*ABS([.H5]-[.J5])/[.H5];2)" office:value-type="float" office:value="144.23" calcext:value-type="float">
            <text:p>144.23</text:p>
          </table:table-cell>
          <table:table-cell table:formula="of:=ROUND([.I5]/[.H5];2)" office:value-type="float" office:value="2.32" calcext:value-type="float">
            <text:p>2.32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C98</text:p>
          </table:table-cell>
          <table:table-cell table:style-name="ce4" office:value-type="float" office:value="0.000014" calcext:value-type="float">
            <text:p>1.40E-05</text:p>
          </table:table-cell>
          <table:table-cell table:style-name="ce4" office:value-type="float" office:value="0.0000139" calcext:value-type="float">
            <text:p>1.39E-05</text:p>
          </table:table-cell>
          <table:table-cell table:formula="of:=[.C6]*2.1E+026" office:value-type="float" office:value="2.94E+021" calcext:value-type="float">
            <text:p>2.94E+021</text:p>
          </table:table-cell>
          <table:table-cell table:formula="of:=[.D6]*2.1E+026" office:value-type="float" office:value="2.919E+021" calcext:value-type="float">
            <text:p>2.919E+021</text:p>
          </table:table-cell>
          <table:table-cell table:formula="of:=ROUND(100*ABS([.E6]-[.F6])/[.E6]; 2)" office:value-type="float" office:value="0.71" calcext:value-type="float">
            <text:p>0.71</text:p>
          </table:table-cell>
          <table:table-cell office:value-type="float" office:value="11.02" calcext:value-type="float">
            <text:p>11.02</text:p>
          </table:table-cell>
          <table:table-cell office:value-type="float" office:value="29.4" calcext:value-type="float">
            <text:p>29.4</text:p>
          </table:table-cell>
          <table:table-cell office:value-type="float" office:value="29.19" calcext:value-type="float">
            <text:p>29.19</text:p>
          </table:table-cell>
          <table:table-cell table:formula="of:=ROUND(100*ABS([.H6]-[.I6])/[.H6];2)" office:value-type="float" office:value="166.79" calcext:value-type="float">
            <text:p>166.79</text:p>
          </table:table-cell>
          <table:table-cell table:formula="of:=ROUND([.J6]/[.H6]; 2)" office:value-type="float" office:value="2.65" calcext:value-type="float">
            <text:p>2.65</text:p>
          </table:table-cell>
          <table:table-cell table:formula="of:=ROUND(100*ABS([.H6]-[.J6])/[.H6];2)" office:value-type="float" office:value="164.88" calcext:value-type="float">
            <text:p>164.88</text:p>
          </table:table-cell>
          <table:table-cell table:formula="of:=ROUND([.I6]/[.H6];2)" office:value-type="float" office:value="2.67" calcext:value-type="float">
            <text:p>2.67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C109</text:p>
          </table:table-cell>
          <table:table-cell table:style-name="ce4" office:value-type="float" office:value="0.0000377" calcext:value-type="float">
            <text:p>3.77E-05</text:p>
          </table:table-cell>
          <table:table-cell table:style-name="ce4" office:value-type="float" office:value="0.0000374" calcext:value-type="float">
            <text:p>3.74E-05</text:p>
          </table:table-cell>
          <table:table-cell table:formula="of:=[.C7]*2.1E+026" office:value-type="float" office:value="7.917E+021" calcext:value-type="float">
            <text:p>7.917E+021</text:p>
          </table:table-cell>
          <table:table-cell table:formula="of:=[.D7]*2.1E+026" office:value-type="float" office:value="7.854E+021" calcext:value-type="float">
            <text:p>7.854E+021</text:p>
          </table:table-cell>
          <table:table-cell table:formula="of:=ROUND(100*ABS([.E7]-[.F7])/[.E7]; 2)" office:value-type="float" office:value="0.8" calcext:value-type="float">
            <text:p>0.8</text:p>
          </table:table-cell>
          <table:table-cell office:value-type="float" office:value="20.82" calcext:value-type="float">
            <text:p>20.82</text:p>
          </table:table-cell>
          <table:table-cell office:value-type="float" office:value="79.17" calcext:value-type="float">
            <text:p>79.17</text:p>
          </table:table-cell>
          <table:table-cell office:value-type="float" office:value="78.54" calcext:value-type="float">
            <text:p>78.54</text:p>
          </table:table-cell>
          <table:table-cell table:formula="of:=ROUND(100*ABS([.H7]-[.I7])/[.H7];2)" office:value-type="float" office:value="280.26" calcext:value-type="float">
            <text:p>280.26</text:p>
          </table:table-cell>
          <table:table-cell table:formula="of:=ROUND([.J7]/[.H7]; 2)" office:value-type="float" office:value="3.77" calcext:value-type="float">
            <text:p>3.77</text:p>
          </table:table-cell>
          <table:table-cell table:formula="of:=ROUND(100*ABS([.H7]-[.J7])/[.H7];2)" office:value-type="float" office:value="277.23" calcext:value-type="float">
            <text:p>277.23</text:p>
          </table:table-cell>
          <table:table-cell table:formula="of:=ROUND([.I7]/[.H7];2)" office:value-type="float" office:value="3.8" calcext:value-type="float">
            <text:p>3.8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C120</text:p>
          </table:table-cell>
          <table:table-cell table:style-name="ce4" office:value-type="float" office:value="0.0000212" calcext:value-type="float">
            <text:p>2.12E-05</text:p>
          </table:table-cell>
          <table:table-cell table:style-name="ce4" office:value-type="float" office:value="0.0000258" calcext:value-type="float">
            <text:p>2.58E-05</text:p>
          </table:table-cell>
          <table:table-cell table:formula="of:=[.C8]*2.1E+026" office:value-type="float" office:value="4.452E+021" calcext:value-type="float">
            <text:p>4.452E+021</text:p>
          </table:table-cell>
          <table:table-cell table:formula="of:=[.D8]*2.1E+026" office:value-type="float" office:value="5.418E+021" calcext:value-type="float">
            <text:p>5.418E+021</text:p>
          </table:table-cell>
          <table:table-cell table:formula="of:=ROUND(100*ABS([.E8]-[.F8])/[.E8]; 2)" office:value-type="float" office:value="21.7" calcext:value-type="float">
            <text:p>21.7</text:p>
          </table:table-cell>
          <table:table-cell office:value-type="float" office:value="15.94" calcext:value-type="float">
            <text:p>15.94</text:p>
          </table:table-cell>
          <table:table-cell office:value-type="float" office:value="44.52" calcext:value-type="float">
            <text:p>44.52</text:p>
          </table:table-cell>
          <table:table-cell office:value-type="float" office:value="54.18" calcext:value-type="float">
            <text:p>54.18</text:p>
          </table:table-cell>
          <table:table-cell table:formula="of:=ROUND(100*ABS([.H8]-[.I8])/[.H8];2)" office:value-type="float" office:value="179.3" calcext:value-type="float">
            <text:p>179.3</text:p>
          </table:table-cell>
          <table:table-cell table:formula="of:=ROUND([.J8]/[.H8]; 2)" office:value-type="float" office:value="3.4" calcext:value-type="float">
            <text:p>3.4</text:p>
          </table:table-cell>
          <table:table-cell table:formula="of:=ROUND(100*ABS([.H8]-[.J8])/[.H8];2)" office:value-type="float" office:value="239.9" calcext:value-type="float">
            <text:p>239.9</text:p>
          </table:table-cell>
          <table:table-cell table:formula="of:=ROUND([.I8]/[.H8];2)" office:value-type="float" office:value="2.79" calcext:value-type="float">
            <text:p>2.79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C132</text:p>
          </table:table-cell>
          <table:table-cell table:style-name="ce4" office:value-type="float" office:value="0.0000311" calcext:value-type="float">
            <text:p>3.11E-05</text:p>
          </table:table-cell>
          <table:table-cell table:style-name="ce4" office:value-type="float" office:value="0.0000313" calcext:value-type="float">
            <text:p>3.13E-05</text:p>
          </table:table-cell>
          <table:table-cell table:formula="of:=[.C9]*2.1E+026" office:value-type="float" office:value="6.531E+021" calcext:value-type="float">
            <text:p>6.531E+021</text:p>
          </table:table-cell>
          <table:table-cell table:formula="of:=[.D9]*2.1E+026" office:value-type="float" office:value="6.573E+021" calcext:value-type="float">
            <text:p>6.573E+021</text:p>
          </table:table-cell>
          <table:table-cell table:formula="of:=ROUND(100*ABS([.E9]-[.F9])/[.E9]; 2)" office:value-type="float" office:value="0.64" calcext:value-type="float">
            <text:p>0.64</text:p>
          </table:table-cell>
          <table:table-cell office:value-type="float" office:value="23.81" calcext:value-type="float">
            <text:p>23.81</text:p>
          </table:table-cell>
          <table:table-cell office:value-type="float" office:value="65.31" calcext:value-type="float">
            <text:p>65.31</text:p>
          </table:table-cell>
          <table:table-cell office:value-type="float" office:value="65.73" calcext:value-type="float">
            <text:p>65.73</text:p>
          </table:table-cell>
          <table:table-cell table:formula="of:=ROUND(100*ABS([.H9]-[.I9])/[.H9];2)" office:value-type="float" office:value="174.3" calcext:value-type="float">
            <text:p>174.3</text:p>
          </table:table-cell>
          <table:table-cell table:formula="of:=ROUND([.J9]/[.H9]; 2)" office:value-type="float" office:value="2.76" calcext:value-type="float">
            <text:p>2.76</text:p>
          </table:table-cell>
          <table:table-cell table:formula="of:=ROUND(100*ABS([.H9]-[.J9])/[.H9];2)" office:value-type="float" office:value="176.06" calcext:value-type="float">
            <text:p>176.06</text:p>
          </table:table-cell>
          <table:table-cell table:formula="of:=ROUND([.I9]/[.H9];2)" office:value-type="float" office:value="2.74" calcext:value-type="float">
            <text:p>2.74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C138</text:p>
          </table:table-cell>
          <table:table-cell table:style-name="ce4" office:value-type="float" office:value="0.0000217" calcext:value-type="float">
            <text:p>2.17E-05</text:p>
          </table:table-cell>
          <table:table-cell table:style-name="ce4" office:value-type="float" office:value="0.0000213" calcext:value-type="float">
            <text:p>2.13E-05</text:p>
          </table:table-cell>
          <table:table-cell table:formula="of:=[.C10]*2.1E+026" office:value-type="float" office:value="4.557E+021" calcext:value-type="float">
            <text:p>4.557E+021</text:p>
          </table:table-cell>
          <table:table-cell table:formula="of:=[.D10]*2.1E+026" office:value-type="float" office:value="4.473E+021" calcext:value-type="float">
            <text:p>4.473E+021</text:p>
          </table:table-cell>
          <table:table-cell table:formula="of:=ROUND(100*ABS([.E10]-[.F10])/[.E10]; 2)" office:value-type="float" office:value="1.84" calcext:value-type="float">
            <text:p>1.84</text:p>
          </table:table-cell>
          <table:table-cell office:value-type="float" office:value="19.84" calcext:value-type="float">
            <text:p>19.84</text:p>
          </table:table-cell>
          <table:table-cell office:value-type="float" office:value="45.57" calcext:value-type="float">
            <text:p>45.57</text:p>
          </table:table-cell>
          <table:table-cell office:value-type="float" office:value="44.73" calcext:value-type="float">
            <text:p>44.73</text:p>
          </table:table-cell>
          <table:table-cell table:formula="of:=ROUND(100*ABS([.H10]-[.I10])/[.H10];2)" office:value-type="float" office:value="129.69" calcext:value-type="float">
            <text:p>129.69</text:p>
          </table:table-cell>
          <table:table-cell table:formula="of:=ROUND([.J10]/[.H10]; 2)" office:value-type="float" office:value="2.25" calcext:value-type="float">
            <text:p>2.25</text:p>
          </table:table-cell>
          <table:table-cell table:formula="of:=ROUND(100*ABS([.H10]-[.J10])/[.H10];2)" office:value-type="float" office:value="125.45" calcext:value-type="float">
            <text:p>125.45</text:p>
          </table:table-cell>
          <table:table-cell table:formula="of:=ROUND([.I10]/[.H10];2)" office:value-type="float" office:value="2.3" calcext:value-type="float">
            <text:p>2.3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C142.1</text:p>
          </table:table-cell>
          <table:table-cell table:style-name="ce4" office:value-type="float" office:value="0.0000196" calcext:value-type="float">
            <text:p>1.96E-05</text:p>
          </table:table-cell>
          <table:table-cell table:style-name="ce4" office:value-type="float" office:value="0.0000207" calcext:value-type="float">
            <text:p>2.07E-05</text:p>
          </table:table-cell>
          <table:table-cell table:formula="of:=[.C11]*2.1E+026" office:value-type="float" office:value="4.116E+021" calcext:value-type="float">
            <text:p>4.116E+021</text:p>
          </table:table-cell>
          <table:table-cell table:formula="of:=[.D11]*2.1E+026" office:value-type="float" office:value="4.347E+021" calcext:value-type="float">
            <text:p>4.347E+021</text:p>
          </table:table-cell>
          <table:table-cell table:formula="of:=ROUND(100*ABS([.E11]-[.F11])/[.E11]; 2)" office:value-type="float" office:value="5.61" calcext:value-type="float">
            <text:p>5.61</text:p>
          </table:table-cell>
          <table:table-cell office:value-type="float" office:value="21.96" calcext:value-type="float">
            <text:p>21.96</text:p>
          </table:table-cell>
          <table:table-cell office:value-type="float" office:value="41.16" calcext:value-type="float">
            <text:p>41.16</text:p>
          </table:table-cell>
          <table:table-cell office:value-type="float" office:value="43.47" calcext:value-type="float">
            <text:p>43.47</text:p>
          </table:table-cell>
          <table:table-cell table:formula="of:=ROUND(100*ABS([.H11]-[.I11])/[.H11];2)" office:value-type="float" office:value="87.43" calcext:value-type="float">
            <text:p>87.43</text:p>
          </table:table-cell>
          <table:table-cell table:formula="of:=ROUND([.J11]/[.H11]; 2)" office:value-type="float" office:value="1.98" calcext:value-type="float">
            <text:p>1.98</text:p>
          </table:table-cell>
          <table:table-cell table:formula="of:=ROUND(100*ABS([.H11]-[.J11])/[.H11];2)" office:value-type="float" office:value="97.95" calcext:value-type="float">
            <text:p>97.95</text:p>
          </table:table-cell>
          <table:table-cell table:formula="of:=ROUND([.I11]/[.H11];2)" office:value-type="float" office:value="1.87" calcext:value-type="float">
            <text:p>1.87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0531+19</text:p>
          </table:table-cell>
          <table:table-cell table:style-name="ce4" office:value-type="float" office:value="0.0000224" calcext:value-type="float">
            <text:p>2.24E-05</text:p>
          </table:table-cell>
          <table:table-cell table:style-name="ce4" office:value-type="float" office:value="0.0000212" calcext:value-type="float">
            <text:p>2.12E-05</text:p>
          </table:table-cell>
          <table:table-cell table:formula="of:=[.C12]*2.1E+026" office:value-type="float" office:value="4.704E+021" calcext:value-type="float">
            <text:p>4.704E+021</text:p>
          </table:table-cell>
          <table:table-cell table:formula="of:=[.D12]*2.1E+026" office:value-type="float" office:value="4.452E+021" calcext:value-type="float">
            <text:p>4.452E+021</text:p>
          </table:table-cell>
          <table:table-cell table:formula="of:=ROUND(100*ABS([.E12]-[.F12])/[.E12]; 2)" office:value-type="float" office:value="5.36" calcext:value-type="float">
            <text:p>5.36</text:p>
          </table:table-cell>
          <table:table-cell office:value-type="float" office:value="23.84" calcext:value-type="float">
            <text:p>23.84</text:p>
          </table:table-cell>
          <table:table-cell office:value-type="float" office:value="47.04" calcext:value-type="float">
            <text:p>47.04</text:p>
          </table:table-cell>
          <table:table-cell office:value-type="float" office:value="44.52" calcext:value-type="float">
            <text:p>44.52</text:p>
          </table:table-cell>
          <table:table-cell table:formula="of:=ROUND(100*ABS([.H12]-[.I12])/[.H12];2)" office:value-type="float" office:value="97.32" calcext:value-type="float">
            <text:p>97.32</text:p>
          </table:table-cell>
          <table:table-cell table:formula="of:=ROUND([.J12]/[.H12]; 2)" office:value-type="float" office:value="1.87" calcext:value-type="float">
            <text:p>1.87</text:p>
          </table:table-cell>
          <table:table-cell table:formula="of:=ROUND(100*ABS([.H12]-[.J12])/[.H12];2)" office:value-type="float" office:value="86.74" calcext:value-type="float">
            <text:p>86.74</text:p>
          </table:table-cell>
          <table:table-cell table:formula="of:=ROUND([.I12]/[.H12];2)" office:value-type="float" office:value="1.97" calcext:value-type="float">
            <text:p>1.97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C192</text:p>
          </table:table-cell>
          <table:table-cell table:style-name="ce4" office:value-type="float" office:value="0.00000388" calcext:value-type="float">
            <text:p>3.88E-06</text:p>
          </table:table-cell>
          <table:table-cell table:style-name="ce4" office:value-type="float" office:value="0.00000383" calcext:value-type="float">
            <text:p>3.83E-06</text:p>
          </table:table-cell>
          <table:table-cell table:formula="of:=[.C13]*2.1E+026" office:value-type="float" office:value="8.148E+020" calcext:value-type="float">
            <text:p>8.148E+020</text:p>
          </table:table-cell>
          <table:table-cell table:formula="of:=[.D13]*2.1E+026" office:value-type="float" office:value="8.043E+020" calcext:value-type="float">
            <text:p>8.043E+020</text:p>
          </table:table-cell>
          <table:table-cell table:formula="of:=ROUND(100*ABS([.E13]-[.F13])/[.E13]; 2)" office:value-type="float" office:value="1.29" calcext:value-type="float">
            <text:p>1.29</text:p>
          </table:table-cell>
          <table:table-cell office:value-type="float" office:value="3.97" calcext:value-type="float">
            <text:p>3.97</text:p>
          </table:table-cell>
          <table:table-cell office:value-type="float" office:value="8.15" calcext:value-type="float">
            <text:p>8.15</text:p>
          </table:table-cell>
          <table:table-cell office:value-type="float" office:value="8.04" calcext:value-type="float">
            <text:p>8.04</text:p>
          </table:table-cell>
          <table:table-cell table:formula="of:=ROUND(100*ABS([.H13]-[.I13])/[.H13];2)" office:value-type="float" office:value="105.29" calcext:value-type="float">
            <text:p>105.29</text:p>
          </table:table-cell>
          <table:table-cell table:formula="of:=ROUND([.J13]/[.H13]; 2)" office:value-type="float" office:value="2.03" calcext:value-type="float">
            <text:p>2.03</text:p>
          </table:table-cell>
          <table:table-cell table:formula="of:=ROUND(100*ABS([.H13]-[.J13])/[.H13];2)" office:value-type="float" office:value="102.52" calcext:value-type="float">
            <text:p>102.52</text:p>
          </table:table-cell>
          <table:table-cell table:formula="of:=ROUND([.I13]/[.H13];2)" office:value-type="float" office:value="2.05" calcext:value-type="float">
            <text:p>2.0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C237</text:p>
          </table:table-cell>
          <table:table-cell table:style-name="ce4" office:value-type="float" office:value="0.00000201" calcext:value-type="float">
            <text:p>2.01E-06</text:p>
          </table:table-cell>
          <table:table-cell table:style-name="ce4" office:value-type="float" office:value="0.00000206" calcext:value-type="float">
            <text:p>2.06E-06</text:p>
          </table:table-cell>
          <table:table-cell table:formula="of:=[.C14]*2.1E+026" office:value-type="float" office:value="4.221E+020" calcext:value-type="float">
            <text:p>4.221E+020</text:p>
          </table:table-cell>
          <table:table-cell table:formula="of:=[.D14]*2.1E+026" office:value-type="float" office:value="4.326E+020" calcext:value-type="float">
            <text:p>4.326E+020</text:p>
          </table:table-cell>
          <table:table-cell table:formula="of:=ROUND(100*ABS([.E14]-[.F14])/[.E14]; 2)" office:value-type="float" office:value="2.49" calcext:value-type="float">
            <text:p>2.49</text:p>
          </table:table-cell>
          <table:table-cell office:value-type="float" office:value="2.2" calcext:value-type="float">
            <text:p>2.2</text:p>
          </table:table-cell>
          <table:table-cell office:value-type="float" office:value="4.22" calcext:value-type="float">
            <text:p>4.22</text:p>
          </table:table-cell>
          <table:table-cell office:value-type="float" office:value="4.33" calcext:value-type="float">
            <text:p>4.33</text:p>
          </table:table-cell>
          <table:table-cell table:formula="of:=ROUND(100*ABS([.H14]-[.I14])/[.H14];2)" office:value-type="float" office:value="91.82" calcext:value-type="float">
            <text:p>91.82</text:p>
          </table:table-cell>
          <table:table-cell table:formula="of:=ROUND([.J14]/[.H14]; 2)" office:value-type="float" office:value="1.97" calcext:value-type="float">
            <text:p>1.97</text:p>
          </table:table-cell>
          <table:table-cell table:formula="of:=ROUND(100*ABS([.H14]-[.J14])/[.H14];2)" office:value-type="float" office:value="96.82" calcext:value-type="float">
            <text:p>96.82</text:p>
          </table:table-cell>
          <table:table-cell table:formula="of:=ROUND([.I14]/[.H14];2)" office:value-type="float" office:value="1.92" calcext:value-type="float">
            <text:p>1.92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C245</text:p>
          </table:table-cell>
          <table:table-cell table:style-name="ce4" office:value-type="float" office:value="0.00000226" calcext:value-type="float">
            <text:p>2.26E-06</text:p>
          </table:table-cell>
          <table:table-cell table:style-name="ce4" office:value-type="float" office:value="0.0000023" calcext:value-type="float">
            <text:p>2.30E-06</text:p>
          </table:table-cell>
          <table:table-cell table:formula="of:=[.C15]*2.1E+026" office:value-type="float" office:value="4.746E+020" calcext:value-type="float">
            <text:p>4.746E+020</text:p>
          </table:table-cell>
          <table:table-cell table:formula="of:=[.D15]*2.1E+026" office:value-type="float" office:value="4.83E+020" calcext:value-type="float">
            <text:p>4.83E+020</text:p>
          </table:table-cell>
          <table:table-cell table:formula="of:=ROUND(100*ABS([.E15]-[.F15])/[.E15]; 2)" office:value-type="float" office:value="1.77" calcext:value-type="float">
            <text:p>1.77</text:p>
          </table:table-cell>
          <table:table-cell office:value-type="float" office:value="2.03" calcext:value-type="float">
            <text:p>2.03</text:p>
          </table:table-cell>
          <table:table-cell office:value-type="float" office:value="4.75" calcext:value-type="float">
            <text:p>4.75</text:p>
          </table:table-cell>
          <table:table-cell office:value-type="float" office:value="4.83" calcext:value-type="float">
            <text:p>4.83</text:p>
          </table:table-cell>
          <table:table-cell table:formula="of:=ROUND(100*ABS([.H15]-[.I15])/[.H15];2)" office:value-type="float" office:value="133.99" calcext:value-type="float">
            <text:p>133.99</text:p>
          </table:table-cell>
          <table:table-cell table:formula="of:=ROUND([.J15]/[.H15]; 2)" office:value-type="float" office:value="2.38" calcext:value-type="float">
            <text:p>2.38</text:p>
          </table:table-cell>
          <table:table-cell table:formula="of:=ROUND(100*ABS([.H15]-[.J15])/[.H15];2)" office:value-type="float" office:value="137.93" calcext:value-type="float">
            <text:p>137.93</text:p>
          </table:table-cell>
          <table:table-cell table:formula="of:=ROUND([.I15]/[.H15];2)" office:value-type="float" office:value="2.34" calcext:value-type="float">
            <text:p>2.34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1055+20</text:p>
          </table:table-cell>
          <table:table-cell table:style-name="ce4" office:value-type="float" office:value="0.00000116" calcext:value-type="float">
            <text:p>1.16E-06</text:p>
          </table:table-cell>
          <table:table-cell table:style-name="ce4" office:value-type="float" office:value="0.00000111" calcext:value-type="float">
            <text:p>1.11E-06</text:p>
          </table:table-cell>
          <table:table-cell table:formula="of:=[.C16]*2.1E+026" office:value-type="float" office:value="2.436E+020" calcext:value-type="float">
            <text:p>2.436E+020</text:p>
          </table:table-cell>
          <table:table-cell table:formula="of:=[.D16]*2.1E+026" office:value-type="float" office:value="2.331E+020" calcext:value-type="float">
            <text:p>2.331E+020</text:p>
          </table:table-cell>
          <table:table-cell table:formula="of:=ROUND(100*ABS([.E16]-[.F16])/[.E16]; 2)" office:value-type="float" office:value="4.31" calcext:value-type="float">
            <text:p>4.31</text:p>
          </table:table-cell>
          <table:table-cell office:value-type="float" office:value="1.57" calcext:value-type="float">
            <text:p>1.57</text:p>
          </table:table-cell>
          <table:table-cell office:value-type="float" office:value="2.44" calcext:value-type="float">
            <text:p>2.44</text:p>
          </table:table-cell>
          <table:table-cell office:value-type="float" office:value="2.33" calcext:value-type="float">
            <text:p>2.33</text:p>
          </table:table-cell>
          <table:table-cell table:formula="of:=ROUND(100*ABS([.H16]-[.I16])/[.H16];2)" office:value-type="float" office:value="55.41" calcext:value-type="float">
            <text:p>55.41</text:p>
          </table:table-cell>
          <table:table-cell table:formula="of:=ROUND([.J16]/[.H16]; 2)" office:value-type="float" office:value="1.48" calcext:value-type="float">
            <text:p>1.48</text:p>
          </table:table-cell>
          <table:table-cell table:formula="of:=ROUND(100*ABS([.H16]-[.J16])/[.H16];2)" office:value-type="float" office:value="48.41" calcext:value-type="float">
            <text:p>48.41</text:p>
          </table:table-cell>
          <table:table-cell table:formula="of:=ROUND([.I16]/[.H16];2)" office:value-type="float" office:value="1.55" calcext:value-type="float">
            <text:p>1.5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C273</text:p>
          </table:table-cell>
          <table:table-cell table:style-name="ce4" office:value-type="float" office:value="0.00000152" calcext:value-type="float">
            <text:p>1.52E-06</text:p>
          </table:table-cell>
          <table:table-cell table:style-name="ce4" office:value-type="float" office:value="0.00000131" calcext:value-type="float">
            <text:p>1.31E-06</text:p>
          </table:table-cell>
          <table:table-cell table:formula="of:=[.C17]*2.1E+026" office:value-type="float" office:value="3.192E+020" calcext:value-type="float">
            <text:p>3.192E+020</text:p>
          </table:table-cell>
          <table:table-cell table:formula="of:=[.D17]*2.1E+026" office:value-type="float" office:value="2.751E+020" calcext:value-type="float">
            <text:p>2.751E+020</text:p>
          </table:table-cell>
          <table:table-cell table:formula="of:=ROUND(100*ABS([.E17]-[.F17])/[.E17]; 2)" office:value-type="float" office:value="13.82" calcext:value-type="float">
            <text:p>13.82</text:p>
          </table:table-cell>
          <table:table-cell office:value-type="float" office:value="1.93" calcext:value-type="float">
            <text:p>1.93</text:p>
          </table:table-cell>
          <table:table-cell office:value-type="float" office:value="3.19" calcext:value-type="float">
            <text:p>3.19</text:p>
          </table:table-cell>
          <table:table-cell office:value-type="float" office:value="2.75" calcext:value-type="float">
            <text:p>2.75</text:p>
          </table:table-cell>
          <table:table-cell table:formula="of:=ROUND(100*ABS([.H17]-[.I17])/[.H17];2)" office:value-type="float" office:value="65.28" calcext:value-type="float">
            <text:p>65.28</text:p>
          </table:table-cell>
          <table:table-cell table:formula="of:=ROUND([.J17]/[.H17]; 2)" office:value-type="float" office:value="1.42" calcext:value-type="float">
            <text:p>1.42</text:p>
          </table:table-cell>
          <table:table-cell table:formula="of:=ROUND(100*ABS([.H17]-[.J17])/[.H17];2)" office:value-type="float" office:value="42.49" calcext:value-type="float">
            <text:p>42.49</text:p>
          </table:table-cell>
          <table:table-cell table:formula="of:=ROUND([.I17]/[.H17];2)" office:value-type="float" office:value="1.65" calcext:value-type="float">
            <text:p>1.6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C274.1</text:p>
          </table:table-cell>
          <table:table-cell table:style-name="ce4" office:value-type="float" office:value="0.00000233" calcext:value-type="float">
            <text:p>2.33E-06</text:p>
          </table:table-cell>
          <table:table-cell table:style-name="ce4" office:value-type="float" office:value="0.00000262" calcext:value-type="float">
            <text:p>2.62E-06</text:p>
          </table:table-cell>
          <table:table-cell table:formula="of:=[.C18]*2.1E+026" office:value-type="float" office:value="4.893E+020" calcext:value-type="float">
            <text:p>4.893E+020</text:p>
          </table:table-cell>
          <table:table-cell table:formula="of:=[.D18]*2.1E+026" office:value-type="float" office:value="5.502E+020" calcext:value-type="float">
            <text:p>5.502E+020</text:p>
          </table:table-cell>
          <table:table-cell table:formula="of:=ROUND(100*ABS([.E18]-[.F18])/[.E18]; 2)" office:value-type="float" office:value="12.45" calcext:value-type="float">
            <text:p>12.45</text:p>
          </table:table-cell>
          <table:table-cell office:value-type="float" office:value="2.36" calcext:value-type="float">
            <text:p>2.36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table:formula="of:=ROUND(100*ABS([.H18]-[.I18])/[.H18];2)" office:value-type="float" office:value="107.63" calcext:value-type="float">
            <text:p>107.63</text:p>
          </table:table-cell>
          <table:table-cell table:formula="of:=ROUND([.J18]/[.H18]; 2)" office:value-type="float" office:value="2.33" calcext:value-type="float">
            <text:p>2.33</text:p>
          </table:table-cell>
          <table:table-cell table:formula="of:=ROUND(100*ABS([.H18]-[.J18])/[.H18];2)" office:value-type="float" office:value="133.05" calcext:value-type="float">
            <text:p>133.05</text:p>
          </table:table-cell>
          <table:table-cell table:formula="of:=ROUND([.I18]/[.H18];2)" office:value-type="float" office:value="2.08" calcext:value-type="float">
            <text:p>2.08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C310</text:p>
          </table:table-cell>
          <table:table-cell table:style-name="ce4" office:value-type="float" office:value="0.00000322" calcext:value-type="float">
            <text:p>3.22E-06</text:p>
          </table:table-cell>
          <table:table-cell table:style-name="ce4" office:value-type="float" office:value="0.00000359" calcext:value-type="float">
            <text:p>3.59E-06</text:p>
          </table:table-cell>
          <table:table-cell table:formula="of:=[.C19]*2.1E+026" office:value-type="float" office:value="6.762E+020" calcext:value-type="float">
            <text:p>6.762E+020</text:p>
          </table:table-cell>
          <table:table-cell table:formula="of:=[.D19]*2.1E+026" office:value-type="float" office:value="7.539E+020" calcext:value-type="float">
            <text:p>7.539E+020</text:p>
          </table:table-cell>
          <table:table-cell table:formula="of:=ROUND(100*ABS([.E19]-[.F19])/[.E19]; 2)" office:value-type="float" office:value="11.49" calcext:value-type="float">
            <text:p>11.49</text:p>
          </table:table-cell>
          <table:table-cell office:value-type="float" office:value="3.71" calcext:value-type="float">
            <text:p>3.71</text:p>
          </table:table-cell>
          <table:table-cell office:value-type="float" office:value="6.76" calcext:value-type="float">
            <text:p>6.76</text:p>
          </table:table-cell>
          <table:table-cell office:value-type="float" office:value="7.54" calcext:value-type="float">
            <text:p>7.54</text:p>
          </table:table-cell>
          <table:table-cell table:formula="of:=ROUND(100*ABS([.H19]-[.I19])/[.H19];2)" office:value-type="float" office:value="82.21" calcext:value-type="float">
            <text:p>82.21</text:p>
          </table:table-cell>
          <table:table-cell table:formula="of:=ROUND([.J19]/[.H19]; 2)" office:value-type="float" office:value="2.03" calcext:value-type="float">
            <text:p>2.03</text:p>
          </table:table-cell>
          <table:table-cell table:formula="of:=ROUND(100*ABS([.H19]-[.J19])/[.H19];2)" office:value-type="float" office:value="103.23" calcext:value-type="float">
            <text:p>103.23</text:p>
          </table:table-cell>
          <table:table-cell table:formula="of:=ROUND([.I19]/[.H19];2)" office:value-type="float" office:value="1.82" calcext:value-type="float">
            <text:p>1.82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C315</text:p>
          </table:table-cell>
          <table:table-cell table:style-name="ce4" office:value-type="float" office:value="0.00000387" calcext:value-type="float">
            <text:p>3.87E-06</text:p>
          </table:table-cell>
          <table:table-cell table:style-name="ce4" office:value-type="float" office:value="0.0000038" calcext:value-type="float">
            <text:p>3.80E-06</text:p>
          </table:table-cell>
          <table:table-cell table:formula="of:=[.C20]*2.1E+026" office:value-type="float" office:value="8.127E+020" calcext:value-type="float">
            <text:p>8.127E+020</text:p>
          </table:table-cell>
          <table:table-cell table:formula="of:=[.D20]*2.1E+026" office:value-type="float" office:value="7.98E+020" calcext:value-type="float">
            <text:p>7.98E+020</text:p>
          </table:table-cell>
          <table:table-cell table:formula="of:=ROUND(100*ABS([.E20]-[.F20])/[.E20]; 2)" office:value-type="float" office:value="1.81" calcext:value-type="float">
            <text:p>1.81</text:p>
          </table:table-cell>
          <table:table-cell office:value-type="float" office:value="4.77" calcext:value-type="float">
            <text:p>4.77</text:p>
          </table:table-cell>
          <table:table-cell office:value-type="float" office:value="8.13" calcext:value-type="float">
            <text:p>8.13</text:p>
          </table:table-cell>
          <table:table-cell office:value-type="float" office:value="7.98" calcext:value-type="float">
            <text:p>7.98</text:p>
          </table:table-cell>
          <table:table-cell table:formula="of:=ROUND(100*ABS([.H20]-[.I20])/[.H20];2)" office:value-type="float" office:value="70.44" calcext:value-type="float">
            <text:p>70.44</text:p>
          </table:table-cell>
          <table:table-cell table:formula="of:=ROUND([.J20]/[.H20]; 2)" office:value-type="float" office:value="1.67" calcext:value-type="float">
            <text:p>1.67</text:p>
          </table:table-cell>
          <table:table-cell table:formula="of:=ROUND(100*ABS([.H20]-[.J20])/[.H20];2)" office:value-type="float" office:value="67.3" calcext:value-type="float">
            <text:p>67.3</text:p>
          </table:table-cell>
          <table:table-cell table:formula="of:=ROUND([.I20]/[.H20];2)" office:value-type="float" office:value="1.7" calcext:value-type="float">
            <text:p>1.7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C318</text:p>
          </table:table-cell>
          <table:table-cell table:style-name="ce4" office:value-type="float" office:value="0.00000458" calcext:value-type="float">
            <text:p>4.58E-06</text:p>
          </table:table-cell>
          <table:table-cell table:style-name="ce4" office:value-type="float" office:value="0.00000449" calcext:value-type="float">
            <text:p>4.49E-06</text:p>
          </table:table-cell>
          <table:table-cell table:formula="of:=[.C21]*2.1E+026" office:value-type="float" office:value="9.618E+020" calcext:value-type="float">
            <text:p>9.618E+020</text:p>
          </table:table-cell>
          <table:table-cell table:formula="of:=[.D21]*2.1E+026" office:value-type="float" office:value="9.429E+020" calcext:value-type="float">
            <text:p>9.429E+020</text:p>
          </table:table-cell>
          <table:table-cell table:formula="of:=ROUND(100*ABS([.E21]-[.F21])/[.E21]; 2)" office:value-type="float" office:value="1.97" calcext:value-type="float">
            <text:p>1.97</text:p>
          </table:table-cell>
          <table:table-cell office:value-type="float" office:value="4.75" calcext:value-type="float">
            <text:p>4.75</text:p>
          </table:table-cell>
          <table:table-cell office:value-type="float" office:value="9.62" calcext:value-type="float">
            <text:p>9.62</text:p>
          </table:table-cell>
          <table:table-cell office:value-type="float" office:value="9.43" calcext:value-type="float">
            <text:p>9.43</text:p>
          </table:table-cell>
          <table:table-cell table:formula="of:=ROUND(100*ABS([.H21]-[.I21])/[.H21];2)" office:value-type="float" office:value="102.53" calcext:value-type="float">
            <text:p>102.53</text:p>
          </table:table-cell>
          <table:table-cell table:formula="of:=ROUND([.J21]/[.H21]; 2)" office:value-type="float" office:value="1.99" calcext:value-type="float">
            <text:p>1.99</text:p>
          </table:table-cell>
          <table:table-cell table:formula="of:=ROUND(100*ABS([.H21]-[.J21])/[.H21];2)" office:value-type="float" office:value="98.53" calcext:value-type="float">
            <text:p>98.53</text:p>
          </table:table-cell>
          <table:table-cell table:formula="of:=ROUND([.I21]/[.H21];2)" office:value-type="float" office:value="2.03" calcext:value-type="float">
            <text:p>2.03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C333</text:p>
          </table:table-cell>
          <table:table-cell table:style-name="ce4" office:value-type="float" office:value="0.00000344" calcext:value-type="float">
            <text:p>3.44E-06</text:p>
          </table:table-cell>
          <table:table-cell table:style-name="ce4" office:value-type="float" office:value="0.00000349" calcext:value-type="float">
            <text:p>3.49E-06</text:p>
          </table:table-cell>
          <table:table-cell table:formula="of:=[.C22]*2.1E+026" office:value-type="float" office:value="7.224E+020" calcext:value-type="float">
            <text:p>7.224E+020</text:p>
          </table:table-cell>
          <table:table-cell table:formula="of:=[.D22]*2.1E+026" office:value-type="float" office:value="7.329E+020" calcext:value-type="float">
            <text:p>7.329E+020</text:p>
          </table:table-cell>
          <table:table-cell table:formula="of:=ROUND(100*ABS([.E22]-[.F22])/[.E22]; 2)" office:value-type="float" office:value="1.45" calcext:value-type="float">
            <text:p>1.45</text:p>
          </table:table-cell>
          <table:table-cell office:value-type="float" office:value="5.09" calcext:value-type="float">
            <text:p>5.09</text:p>
          </table:table-cell>
          <table:table-cell office:value-type="float" office:value="7.22" calcext:value-type="float">
            <text:p>7.22</text:p>
          </table:table-cell>
          <table:table-cell office:value-type="float" office:value="7.33" calcext:value-type="float">
            <text:p>7.33</text:p>
          </table:table-cell>
          <table:table-cell table:formula="of:=ROUND(100*ABS([.H22]-[.I22])/[.H22];2)" office:value-type="float" office:value="41.85" calcext:value-type="float">
            <text:p>41.85</text:p>
          </table:table-cell>
          <table:table-cell table:formula="of:=ROUND([.J22]/[.H22]; 2)" office:value-type="float" office:value="1.44" calcext:value-type="float">
            <text:p>1.44</text:p>
          </table:table-cell>
          <table:table-cell table:formula="of:=ROUND(100*ABS([.H22]-[.J22])/[.H22];2)" office:value-type="float" office:value="44.01" calcext:value-type="float">
            <text:p>44.01</text:p>
          </table:table-cell>
          <table:table-cell table:formula="of:=ROUND([.I22]/[.H22];2)" office:value-type="float" office:value="1.42" calcext:value-type="float">
            <text:p>1.42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C348</text:p>
          </table:table-cell>
          <table:table-cell table:style-name="ce4" office:value-type="float" office:value="0.00000591" calcext:value-type="float">
            <text:p>5.91E-06</text:p>
          </table:table-cell>
          <table:table-cell table:style-name="ce4" office:value-type="float" office:value="0.00000572" calcext:value-type="float">
            <text:p>5.72E-06</text:p>
          </table:table-cell>
          <table:table-cell table:formula="of:=[.C23]*2.1E+026" office:value-type="float" office:value="1.2411E+021" calcext:value-type="float">
            <text:p>1.2411E+021</text:p>
          </table:table-cell>
          <table:table-cell table:formula="of:=[.D23]*2.1E+026" office:value-type="float" office:value="1.2012E+021" calcext:value-type="float">
            <text:p>1.2012E+021</text:p>
          </table:table-cell>
          <table:table-cell table:formula="of:=ROUND(100*ABS([.E23]-[.F23])/[.E23]; 2)" office:value-type="float" office:value="3.21" calcext:value-type="float">
            <text:p>3.21</text:p>
          </table:table-cell>
          <table:table-cell office:value-type="float" office:value="5.69" calcext:value-type="float">
            <text:p>5.69</text:p>
          </table:table-cell>
          <table:table-cell office:value-type="float" office:value="12.41" calcext:value-type="float">
            <text:p>12.41</text:p>
          </table:table-cell>
          <table:table-cell office:value-type="float" office:value="12.01" calcext:value-type="float">
            <text:p>12.01</text:p>
          </table:table-cell>
          <table:table-cell table:formula="of:=ROUND(100*ABS([.H23]-[.I23])/[.H23];2)" office:value-type="float" office:value="118.1" calcext:value-type="float">
            <text:p>118.1</text:p>
          </table:table-cell>
          <table:table-cell table:formula="of:=ROUND([.J23]/[.H23]; 2)" office:value-type="float" office:value="2.11" calcext:value-type="float">
            <text:p>2.11</text:p>
          </table:table-cell>
          <table:table-cell table:formula="of:=ROUND(100*ABS([.H23]-[.J23])/[.H23];2)" office:value-type="float" office:value="111.07" calcext:value-type="float">
            <text:p>111.07</text:p>
          </table:table-cell>
          <table:table-cell table:formula="of:=ROUND([.I23]/[.H23];2)" office:value-type="float" office:value="2.18" calcext:value-type="float">
            <text:p>2.18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C13.65</text:p>
          </table:table-cell>
          <table:table-cell table:style-name="ce4" office:value-type="float" office:value="0.0000108" calcext:value-type="float">
            <text:p>1.08E-05</text:p>
          </table:table-cell>
          <table:table-cell table:style-name="ce4" office:value-type="float" office:value="0.0000107" calcext:value-type="float">
            <text:p>1.07E-05</text:p>
          </table:table-cell>
          <table:table-cell table:formula="of:=[.C24]*2.1E+026" office:value-type="float" office:value="2.268E+021" calcext:value-type="float">
            <text:p>2.268E+021</text:p>
          </table:table-cell>
          <table:table-cell table:formula="of:=[.D24]*2.1E+026" office:value-type="float" office:value="2.247E+021" calcext:value-type="float">
            <text:p>2.247E+021</text:p>
          </table:table-cell>
          <table:table-cell table:formula="of:=ROUND(100*ABS([.E24]-[.F24])/[.E24]; 2)" office:value-type="float" office:value="0.93" calcext:value-type="float">
            <text:p>0.93</text:p>
          </table:table-cell>
          <table:table-cell office:value-type="float" office:value="9.16" calcext:value-type="float">
            <text:p>9.16</text:p>
          </table:table-cell>
          <table:table-cell office:value-type="float" office:value="22.68" calcext:value-type="float">
            <text:p>22.68</text:p>
          </table:table-cell>
          <table:table-cell office:value-type="float" office:value="22.47" calcext:value-type="float">
            <text:p>22.47</text:p>
          </table:table-cell>
          <table:table-cell table:formula="of:=ROUND(100*ABS([.H24]-[.I24])/[.H24];2)" office:value-type="float" office:value="147.6" calcext:value-type="float">
            <text:p>147.6</text:p>
          </table:table-cell>
          <table:table-cell table:formula="of:=ROUND([.J24]/[.H24]; 2)" office:value-type="float" office:value="2.45" calcext:value-type="float">
            <text:p>2.45</text:p>
          </table:table-cell>
          <table:table-cell table:formula="of:=ROUND(100*ABS([.H24]-[.J24])/[.H24];2)" office:value-type="float" office:value="145.31" calcext:value-type="float">
            <text:p>145.31</text:p>
          </table:table-cell>
          <table:table-cell table:formula="of:=ROUND([.I24]/[.H24];2)" office:value-type="float" office:value="2.48" calcext:value-type="float">
            <text:p>2.48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C409</text:p>
          </table:table-cell>
          <table:table-cell table:style-name="ce4" office:value-type="float" office:value="0.0000306" calcext:value-type="float">
            <text:p>3.06E-05</text:p>
          </table:table-cell>
          <table:table-cell table:style-name="ce4" office:value-type="float" office:value="0.0000294" calcext:value-type="float">
            <text:p>2.94E-05</text:p>
          </table:table-cell>
          <table:table-cell table:formula="of:=[.C25]*2.1E+026" office:value-type="float" office:value="6.426E+021" calcext:value-type="float">
            <text:p>6.426E+021</text:p>
          </table:table-cell>
          <table:table-cell table:formula="of:=[.D25]*2.1E+026" office:value-type="float" office:value="6.174E+021" calcext:value-type="float">
            <text:p>6.174E+021</text:p>
          </table:table-cell>
          <table:table-cell table:formula="of:=ROUND(100*ABS([.E25]-[.F25])/[.E25]; 2)" office:value-type="float" office:value="3.92" calcext:value-type="float">
            <text:p>3.92</text:p>
          </table:table-cell>
          <table:table-cell office:value-type="float" office:value="25.81" calcext:value-type="float">
            <text:p>25.81</text:p>
          </table:table-cell>
          <table:table-cell office:value-type="float" office:value="64.26" calcext:value-type="float">
            <text:p>64.26</text:p>
          </table:table-cell>
          <table:table-cell office:value-type="float" office:value="61.74" calcext:value-type="float">
            <text:p>61.74</text:p>
          </table:table-cell>
          <table:table-cell table:formula="of:=ROUND(100*ABS([.H25]-[.I25])/[.H25];2)" office:value-type="float" office:value="148.97" calcext:value-type="float">
            <text:p>148.97</text:p>
          </table:table-cell>
          <table:table-cell table:formula="of:=ROUND([.J25]/[.H25]; 2)" office:value-type="float" office:value="2.39" calcext:value-type="float">
            <text:p>2.39</text:p>
          </table:table-cell>
          <table:table-cell table:formula="of:=ROUND(100*ABS([.H25]-[.J25])/[.H25];2)" office:value-type="float" office:value="139.21" calcext:value-type="float">
            <text:p>139.21</text:p>
          </table:table-cell>
          <table:table-cell table:formula="of:=ROUND([.I25]/[.H25];2)" office:value-type="float" office:value="2.49" calcext:value-type="float">
            <text:p>2.49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C433</text:p>
          </table:table-cell>
          <table:table-cell table:style-name="ce4" office:value-type="float" office:value="0.00000841" calcext:value-type="float">
            <text:p>8.41E-06</text:p>
          </table:table-cell>
          <table:table-cell table:style-name="ce4" office:value-type="float" office:value="0.00000789" calcext:value-type="float">
            <text:p>7.89E-06</text:p>
          </table:table-cell>
          <table:table-cell table:formula="of:=[.C26]*2.1E+026" office:value-type="float" office:value="1.7661E+021" calcext:value-type="float">
            <text:p>1.7661E+021</text:p>
          </table:table-cell>
          <table:table-cell table:formula="of:=[.D26]*2.1E+026" office:value-type="float" office:value="1.6569E+021" calcext:value-type="float">
            <text:p>1.6569E+021</text:p>
          </table:table-cell>
          <table:table-cell table:formula="of:=ROUND(100*ABS([.E26]-[.F26])/[.E26]; 2)" office:value-type="float" office:value="6.18" calcext:value-type="float">
            <text:p>6.18</text:p>
          </table:table-cell>
          <table:table-cell office:value-type="float" office:value="7.89" calcext:value-type="float">
            <text:p>7.89</text:p>
          </table:table-cell>
          <table:table-cell office:value-type="float" office:value="17.66" calcext:value-type="float">
            <text:p>17.66</text:p>
          </table:table-cell>
          <table:table-cell office:value-type="float" office:value="16.57" calcext:value-type="float">
            <text:p>16.57</text:p>
          </table:table-cell>
          <table:table-cell table:formula="of:=ROUND(100*ABS([.H26]-[.I26])/[.H26];2)" office:value-type="float" office:value="123.83" calcext:value-type="float">
            <text:p>123.83</text:p>
          </table:table-cell>
          <table:table-cell table:formula="of:=ROUND([.J26]/[.H26]; 2)" office:value-type="float" office:value="2.1" calcext:value-type="float">
            <text:p>2.1</text:p>
          </table:table-cell>
          <table:table-cell table:formula="of:=ROUND(100*ABS([.H26]-[.J26])/[.H26];2)" office:value-type="float" office:value="110.01" calcext:value-type="float">
            <text:p>110.01</text:p>
          </table:table-cell>
          <table:table-cell table:formula="of:=ROUND([.I26]/[.H26];2)" office:value-type="float" office:value="2.24" calcext:value-type="float">
            <text:p>2.24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C454.0</text:p>
          </table:table-cell>
          <table:table-cell table:style-name="ce4" office:value-type="float" office:value="0.00000379" calcext:value-type="float">
            <text:p>3.79E-06</text:p>
          </table:table-cell>
          <table:table-cell table:style-name="ce4" office:value-type="float" office:value="0.00000401" calcext:value-type="float">
            <text:p>4.01E-06</text:p>
          </table:table-cell>
          <table:table-cell table:formula="of:=[.C27]*2.1E+026" office:value-type="float" office:value="7.959E+020" calcext:value-type="float">
            <text:p>7.959E+020</text:p>
          </table:table-cell>
          <table:table-cell table:formula="of:=[.D27]*2.1E+026" office:value-type="float" office:value="8.421E+020" calcext:value-type="float">
            <text:p>8.421E+020</text:p>
          </table:table-cell>
          <table:table-cell table:formula="of:=ROUND(100*ABS([.E27]-[.F27])/[.E27]; 2)" office:value-type="float" office:value="5.8" calcext:value-type="float">
            <text:p>5.8</text:p>
          </table:table-cell>
          <table:table-cell office:value-type="float" office:value="5.38" calcext:value-type="float">
            <text:p>5.38</text:p>
          </table:table-cell>
          <table:table-cell office:value-type="float" office:value="7.96" calcext:value-type="float">
            <text:p>7.96</text:p>
          </table:table-cell>
          <table:table-cell office:value-type="float" office:value="8.42" calcext:value-type="float">
            <text:p>8.42</text:p>
          </table:table-cell>
          <table:table-cell table:formula="of:=ROUND(100*ABS([.H27]-[.I27])/[.H27];2)" office:value-type="float" office:value="47.96" calcext:value-type="float">
            <text:p>47.96</text:p>
          </table:table-cell>
          <table:table-cell table:formula="of:=ROUND([.J27]/[.H27]; 2)" office:value-type="float" office:value="1.57" calcext:value-type="float">
            <text:p>1.57</text:p>
          </table:table-cell>
          <table:table-cell table:formula="of:=ROUND(100*ABS([.H27]-[.J27])/[.H27];2)" office:value-type="float" office:value="56.51" calcext:value-type="float">
            <text:p>56.51</text:p>
          </table:table-cell>
          <table:table-cell table:formula="of:=ROUND([.I27]/[.H27];2)" office:value-type="float" office:value="1.48" calcext:value-type="float">
            <text:p>1.48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10"/>
          <table:table-cell table:number-columns-repeated="2" table:style-name="ce2" office:value-type="string" calcext:value-type="string">
            <text:p>Av</text:p>
          </table:table-cell>
          <table:table-cell table:style-name="ce2" office:value-type="string" calcext:value-type="string">
            <text:p>AV</text:p>
          </table:table-cell>
          <table:table-cell table:style-name="ce2" office:value-type="string" calcext:value-type="string">
            <text:p>Av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8" table:formula="of:=ROUND(AVERAGE([.K2:.K27]);2)" office:value-type="float" office:value="119.98" calcext:value-type="float">
            <text:p>119.98</text:p>
          </table:table-cell>
          <table:table-cell table:style-name="ce8" table:formula="of:=ROUND(AVERAGE([.L2:.L27]);2)" office:value-type="float" office:value="2.23" calcext:value-type="float">
            <text:p>2.23</text:p>
          </table:table-cell>
          <table:table-cell table:style-name="ce8" table:formula="of:=ROUND(AVERAGE([.M2:.M27]);2)" office:value-type="float" office:value="122.84" calcext:value-type="float">
            <text:p>122.84</text:p>
          </table:table-cell>
          <table:table-cell table:style-name="ce8" table:formula="of:=ROUND(AVERAGE([.N2:.N27]);2)" office:value-type="float" office:value="2.2" calcext:value-type="float">
            <text:p>2.2</text:p>
          </table:table-cell>
          <table:table-cell table:number-columns-repeated="1009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ck_cf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rc</text:p>
          </table:table-cell>
          <table:table-cell table:style-name="ce3" office:value-type="string" calcext:value-type="string">
            <text:p>T353_offset_0.1degree</text:p>
          </table:table-cell>
          <table:table-cell table:style-name="ce3" office:value-type="string" calcext:value-type="string">
            <text:p>t353 Arecibo_half_beam_offset</text:p>
          </table:table-cell>
          <table:table-cell table:style-name="ce1" office:value-type="string" calcext:value-type="string">
            <text:p>N(H)_0.1</text:p>
          </table:table-cell>
          <table:table-cell table:style-name="ce1" office:value-type="string" calcext:value-type="string">
            <text:p>N(H)_half_beam</text:p>
          </table:table-cell>
          <table:table-cell table:style-name="ce1" office:value-type="string" calcext:value-type="string">
            <text:p>%diff</text:p>
          </table:table-cell>
          <table:table-cell table:style-name="ce5" office:value-type="string" calcext:value-type="string">
            <text:p>Heiles_N(HI)_(1e20)</text:p>
          </table:table-cell>
          <table:table-cell table:style-name="ce5" office:value-type="string" calcext:value-type="string">
            <text:p>N(H)_0.1_(1e20)</text:p>
          </table:table-cell>
          <table:table-cell table:style-name="ce5" office:value-type="string" calcext:value-type="string">
            <text:p>N(H)_half_beam_(1e20)</text:p>
          </table:table-cell>
          <table:table-cell table:style-name="ce7" office:value-type="string" calcext:value-type="string">
            <text:p>%diff_0.1</text:p>
          </table:table-cell>
          <table:table-cell table:style-name="ce7" office:value-type="string" calcext:value-type="string">
            <text:p><text:span text:style-name="T1">x</text:span>k</text:p>
          </table:table-cell>
          <table:table-cell table:style-name="ce9" office:value-type="string" calcext:value-type="string">
            <text:p>%diff_half_beam</text:p>
          </table:table-cell>
          <table:table-cell table:style-name="ce9" office:value-type="string" calcext:value-type="string">
            <text:p><text:span text:style-name="T1">x</text:span>k</text:p>
          </table:table-cell>
          <table:table-cell table:style-name="ce10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C18</text:p>
          </table:table-cell>
          <table:table-cell table:style-name="ce4" office:value-type="float" office:value="0.00000987" calcext:value-type="float">
            <text:p>9.87E-06</text:p>
          </table:table-cell>
          <table:table-cell table:style-name="ce4" office:value-type="float" office:value="0.0000103" calcext:value-type="float">
            <text:p>1.03E-05</text:p>
          </table:table-cell>
          <table:table-cell table:style-name="ce11" table:formula="of:=[.C2]*1.18E+026" office:value-type="float" office:value="1.16466E+021" calcext:value-type="float">
            <text:p>1.16E+21</text:p>
          </table:table-cell>
          <table:table-cell table:style-name="ce11" table:formula="of:=[.D2]*1.18E+026" office:value-type="float" office:value="1.2154E+021" calcext:value-type="float">
            <text:p>1.22E+21</text:p>
          </table:table-cell>
          <table:table-cell table:formula="of:=ROUND(100*ABS([.E2]-[.F2])/[.E2]; 2)" office:value-type="float" office:value="4.36" calcext:value-type="float">
            <text:p>4.36</text:p>
          </table:table-cell>
          <table:table-cell table:style-name="ce6" office:value-type="float" office:value="5.99" calcext:value-type="float">
            <text:p>5.99</text:p>
          </table:table-cell>
          <table:table-cell table:number-columns-repeated="2"/>
          <table:table-cell table:formula="of:=ROUND(100*ABS([.H2]*1E+020-[.E2])/([.H2]*1E+020);2)" office:value-type="float" office:value="94.43" calcext:value-type="float">
            <text:p>94.43</text:p>
          </table:table-cell>
          <table:table-cell table:formula="of:=ROUND([.E2]/([.H2]*1E+020); 2)" office:value-type="float" office:value="1.94" calcext:value-type="float">
            <text:p>1.94</text:p>
          </table:table-cell>
          <table:table-cell table:formula="of:=ROUND(100*ABS([.H2]*1E+020-[.F2])/([.H2]*1E+020);2)" office:value-type="float" office:value="102.9" calcext:value-type="float">
            <text:p>102.9</text:p>
          </table:table-cell>
          <table:table-cell table:formula="of:=ROUND([.F2]/([.H2]*1E+020);2)" office:value-type="float" office:value="2.03" calcext:value-type="float">
            <text:p>2.0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C33</text:p>
          </table:table-cell>
          <table:table-cell table:style-name="ce4" office:value-type="float" office:value="0.00000221" calcext:value-type="float">
            <text:p>2.21E-06</text:p>
          </table:table-cell>
          <table:table-cell table:style-name="ce4" office:value-type="float" office:value="0.0000022" calcext:value-type="float">
            <text:p>2.20E-06</text:p>
          </table:table-cell>
          <table:table-cell table:style-name="ce11" table:formula="of:=[.C3]*1.18E+026" office:value-type="float" office:value="2.6078E+020" calcext:value-type="float">
            <text:p>2.61E+20</text:p>
          </table:table-cell>
          <table:table-cell table:style-name="ce11" table:formula="of:=[.D3]*1.18E+026" office:value-type="float" office:value="2.596E+020" calcext:value-type="float">
            <text:p>2.60E+20</text:p>
          </table:table-cell>
          <table:table-cell table:formula="of:=ROUND(100*ABS([.E3]-[.F3])/[.E3]; 2)" office:value-type="float" office:value="0.45" calcext:value-type="float">
            <text:p>0.45</text:p>
          </table:table-cell>
          <table:table-cell table:style-name="ce6" office:value-type="float" office:value="2.78" calcext:value-type="float">
            <text:p>2.78</text:p>
          </table:table-cell>
          <table:table-cell table:number-columns-repeated="2"/>
          <table:table-cell table:formula="of:=ROUND(100*ABS([.H3]*1E+020-[.E3])/([.H3]*1E+020);2)" office:value-type="float" office:value="6.19" calcext:value-type="float">
            <text:p>6.19</text:p>
          </table:table-cell>
          <table:table-cell table:formula="of:=ROUND([.E3]/([.H3]*1E+020); 2)" office:value-type="float" office:value="0.94" calcext:value-type="float">
            <text:p>0.94</text:p>
          </table:table-cell>
          <table:table-cell table:formula="of:=ROUND(100*ABS([.H3]*1E+020-[.F3])/([.H3]*1E+020);2)" office:value-type="float" office:value="6.62" calcext:value-type="float">
            <text:p>6.62</text:p>
          </table:table-cell>
          <table:table-cell table:formula="of:=ROUND([.F3]/([.H3]*1E+020);2)" office:value-type="float" office:value="0.93" calcext:value-type="float">
            <text:p>0.9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C64</text:p>
          </table:table-cell>
          <table:table-cell table:style-name="ce4" office:value-type="float" office:value="0.00000654" calcext:value-type="float">
            <text:p>6.54E-06</text:p>
          </table:table-cell>
          <table:table-cell table:style-name="ce4" office:value-type="float" office:value="0.00000656" calcext:value-type="float">
            <text:p>6.56E-06</text:p>
          </table:table-cell>
          <table:table-cell table:style-name="ce11" table:formula="of:=[.C4]*1.18E+026" office:value-type="float" office:value="7.7172E+020" calcext:value-type="float">
            <text:p>7.72E+20</text:p>
          </table:table-cell>
          <table:table-cell table:style-name="ce11" table:formula="of:=[.D4]*1.18E+026" office:value-type="float" office:value="7.7408E+020" calcext:value-type="float">
            <text:p>7.74E+20</text:p>
          </table:table-cell>
          <table:table-cell table:formula="of:=ROUND(100*ABS([.E4]-[.F4])/[.E4]; 2)" office:value-type="float" office:value="0.31" calcext:value-type="float">
            <text:p>0.31</text:p>
          </table:table-cell>
          <table:table-cell table:style-name="ce6" office:value-type="float" office:value="6.33" calcext:value-type="float">
            <text:p>6.33</text:p>
          </table:table-cell>
          <table:table-cell table:number-columns-repeated="2"/>
          <table:table-cell table:formula="of:=ROUND(100*ABS([.H4]*1E+020-[.E4])/([.H4]*1E+020);2)" office:value-type="float" office:value="21.91" calcext:value-type="float">
            <text:p>21.91</text:p>
          </table:table-cell>
          <table:table-cell table:formula="of:=ROUND([.E4]/([.H4]*1E+020); 2)" office:value-type="float" office:value="1.22" calcext:value-type="float">
            <text:p>1.22</text:p>
          </table:table-cell>
          <table:table-cell table:formula="of:=ROUND(100*ABS([.H4]*1E+020-[.F4])/([.H4]*1E+020);2)" office:value-type="float" office:value="22.29" calcext:value-type="float">
            <text:p>22.29</text:p>
          </table:table-cell>
          <table:table-cell table:formula="of:=ROUND([.F4]/([.H4]*1E+020);2)" office:value-type="float" office:value="1.22" calcext:value-type="float">
            <text:p>1.22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C78</text:p>
          </table:table-cell>
          <table:table-cell table:style-name="ce4" office:value-type="float" office:value="0.0000111" calcext:value-type="float">
            <text:p>1.11E-05</text:p>
          </table:table-cell>
          <table:table-cell table:style-name="ce4" office:value-type="float" office:value="0.0000117" calcext:value-type="float">
            <text:p>1.17E-05</text:p>
          </table:table-cell>
          <table:table-cell table:style-name="ce11" table:formula="of:=[.C5]*1.18E+026" office:value-type="float" office:value="1.3098E+021" calcext:value-type="float">
            <text:p>1.31E+21</text:p>
          </table:table-cell>
          <table:table-cell table:style-name="ce11" table:formula="of:=[.D5]*1.18E+026" office:value-type="float" office:value="1.3806E+021" calcext:value-type="float">
            <text:p>1.38E+21</text:p>
          </table:table-cell>
          <table:table-cell table:formula="of:=ROUND(100*ABS([.E5]-[.F5])/[.E5]; 2)" office:value-type="float" office:value="5.41" calcext:value-type="float">
            <text:p>5.41</text:p>
          </table:table-cell>
          <table:table-cell table:style-name="ce6" office:value-type="float" office:value="10.06" calcext:value-type="float">
            <text:p>10.06</text:p>
          </table:table-cell>
          <table:table-cell table:number-columns-repeated="2"/>
          <table:table-cell table:formula="of:=ROUND(100*ABS([.H5]*1E+020-[.E5])/([.H5]*1E+020);2)" office:value-type="float" office:value="30.2" calcext:value-type="float">
            <text:p>30.2</text:p>
          </table:table-cell>
          <table:table-cell table:formula="of:=ROUND([.E5]/([.H5]*1E+020); 2)" office:value-type="float" office:value="1.3" calcext:value-type="float">
            <text:p>1.3</text:p>
          </table:table-cell>
          <table:table-cell table:formula="of:=ROUND(100*ABS([.H5]*1E+020-[.F5])/([.H5]*1E+020);2)" office:value-type="float" office:value="37.24" calcext:value-type="float">
            <text:p>37.24</text:p>
          </table:table-cell>
          <table:table-cell table:formula="of:=ROUND([.F5]/([.H5]*1E+020);2)" office:value-type="float" office:value="1.37" calcext:value-type="float">
            <text:p>1.37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C98</text:p>
          </table:table-cell>
          <table:table-cell table:style-name="ce4" office:value-type="float" office:value="0.000014" calcext:value-type="float">
            <text:p>1.40E-05</text:p>
          </table:table-cell>
          <table:table-cell table:style-name="ce4" office:value-type="float" office:value="0.0000139" calcext:value-type="float">
            <text:p>1.39E-05</text:p>
          </table:table-cell>
          <table:table-cell table:style-name="ce11" table:formula="of:=[.C6]*1.18E+026" office:value-type="float" office:value="1.652E+021" calcext:value-type="float">
            <text:p>1.65E+21</text:p>
          </table:table-cell>
          <table:table-cell table:style-name="ce11" table:formula="of:=[.D6]*1.18E+026" office:value-type="float" office:value="1.6402E+021" calcext:value-type="float">
            <text:p>1.64E+21</text:p>
          </table:table-cell>
          <table:table-cell table:formula="of:=ROUND(100*ABS([.E6]-[.F6])/[.E6]; 2)" office:value-type="float" office:value="0.71" calcext:value-type="float">
            <text:p>0.71</text:p>
          </table:table-cell>
          <table:table-cell office:value-type="float" office:value="11.02" calcext:value-type="float">
            <text:p>11.02</text:p>
          </table:table-cell>
          <table:table-cell table:number-columns-repeated="2"/>
          <table:table-cell table:formula="of:=ROUND(100*ABS([.H6]*1E+020-[.E6])/([.H6]*1E+020);2)" office:value-type="float" office:value="49.91" calcext:value-type="float">
            <text:p>49.91</text:p>
          </table:table-cell>
          <table:table-cell table:formula="of:=ROUND([.E6]/([.H6]*1E+020); 2)" office:value-type="float" office:value="1.5" calcext:value-type="float">
            <text:p>1.5</text:p>
          </table:table-cell>
          <table:table-cell table:formula="of:=ROUND(100*ABS([.H6]*1E+020-[.F6])/([.H6]*1E+020);2)" office:value-type="float" office:value="48.84" calcext:value-type="float">
            <text:p>48.84</text:p>
          </table:table-cell>
          <table:table-cell table:formula="of:=ROUND([.F6]/([.H6]*1E+020);2)" office:value-type="float" office:value="1.49" calcext:value-type="float">
            <text:p>1.49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C109</text:p>
          </table:table-cell>
          <table:table-cell table:style-name="ce4" office:value-type="float" office:value="0.0000377" calcext:value-type="float">
            <text:p>3.77E-05</text:p>
          </table:table-cell>
          <table:table-cell table:style-name="ce4" office:value-type="float" office:value="0.0000374" calcext:value-type="float">
            <text:p>3.74E-05</text:p>
          </table:table-cell>
          <table:table-cell table:style-name="ce11" table:formula="of:=[.C7]*1.18E+026" office:value-type="float" office:value="4.4486E+021" calcext:value-type="float">
            <text:p>4.45E+21</text:p>
          </table:table-cell>
          <table:table-cell table:style-name="ce11" table:formula="of:=[.D7]*1.18E+026" office:value-type="float" office:value="4.4132E+021" calcext:value-type="float">
            <text:p>4.41E+21</text:p>
          </table:table-cell>
          <table:table-cell table:formula="of:=ROUND(100*ABS([.E7]-[.F7])/[.E7]; 2)" office:value-type="float" office:value="0.8" calcext:value-type="float">
            <text:p>0.8</text:p>
          </table:table-cell>
          <table:table-cell office:value-type="float" office:value="20.82" calcext:value-type="float">
            <text:p>20.82</text:p>
          </table:table-cell>
          <table:table-cell table:number-columns-repeated="2"/>
          <table:table-cell table:formula="of:=ROUND(100*ABS([.H7]*1E+020-[.E7])/([.H7]*1E+020);2)" office:value-type="float" office:value="113.67" calcext:value-type="float">
            <text:p>113.67</text:p>
          </table:table-cell>
          <table:table-cell table:formula="of:=ROUND([.E7]/([.H7]*1E+020); 2)" office:value-type="float" office:value="2.14" calcext:value-type="float">
            <text:p>2.14</text:p>
          </table:table-cell>
          <table:table-cell table:formula="of:=ROUND(100*ABS([.H7]*1E+020-[.F7])/([.H7]*1E+020);2)" office:value-type="float" office:value="111.97" calcext:value-type="float">
            <text:p>111.97</text:p>
          </table:table-cell>
          <table:table-cell table:formula="of:=ROUND([.F7]/([.H7]*1E+020);2)" office:value-type="float" office:value="2.12" calcext:value-type="float">
            <text:p>2.12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C120</text:p>
          </table:table-cell>
          <table:table-cell table:style-name="ce4" office:value-type="float" office:value="0.0000212" calcext:value-type="float">
            <text:p>2.12E-05</text:p>
          </table:table-cell>
          <table:table-cell table:style-name="ce4" office:value-type="float" office:value="0.0000258" calcext:value-type="float">
            <text:p>2.58E-05</text:p>
          </table:table-cell>
          <table:table-cell table:style-name="ce11" table:formula="of:=[.C8]*1.18E+026" office:value-type="float" office:value="2.5016E+021" calcext:value-type="float">
            <text:p>2.50E+21</text:p>
          </table:table-cell>
          <table:table-cell table:style-name="ce11" table:formula="of:=[.D8]*1.18E+026" office:value-type="float" office:value="3.0444E+021" calcext:value-type="float">
            <text:p>3.04E+21</text:p>
          </table:table-cell>
          <table:table-cell table:formula="of:=ROUND(100*ABS([.E8]-[.F8])/[.E8]; 2)" office:value-type="float" office:value="21.7" calcext:value-type="float">
            <text:p>21.7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  <table:table-cell table:formula="of:=ROUND(100*ABS([.H8]*1E+020-[.E8])/([.H8]*1E+020);2)" office:value-type="float" office:value="56.94" calcext:value-type="float">
            <text:p>56.94</text:p>
          </table:table-cell>
          <table:table-cell table:formula="of:=ROUND([.E8]/([.H8]*1E+020); 2)" office:value-type="float" office:value="1.57" calcext:value-type="float">
            <text:p>1.57</text:p>
          </table:table-cell>
          <table:table-cell table:formula="of:=ROUND(100*ABS([.H8]*1E+020-[.F8])/([.H8]*1E+020);2)" office:value-type="float" office:value="90.99" calcext:value-type="float">
            <text:p>90.99</text:p>
          </table:table-cell>
          <table:table-cell table:formula="of:=ROUND([.F8]/([.H8]*1E+020);2)" office:value-type="float" office:value="1.91" calcext:value-type="float">
            <text:p>1.9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C132</text:p>
          </table:table-cell>
          <table:table-cell table:style-name="ce4" office:value-type="float" office:value="0.0000311" calcext:value-type="float">
            <text:p>3.11E-05</text:p>
          </table:table-cell>
          <table:table-cell table:style-name="ce4" office:value-type="float" office:value="0.0000313" calcext:value-type="float">
            <text:p>3.13E-05</text:p>
          </table:table-cell>
          <table:table-cell table:style-name="ce11" table:formula="of:=[.C9]*1.18E+026" office:value-type="float" office:value="3.6698E+021" calcext:value-type="float">
            <text:p>3.67E+21</text:p>
          </table:table-cell>
          <table:table-cell table:style-name="ce11" table:formula="of:=[.D9]*1.18E+026" office:value-type="float" office:value="3.6934E+021" calcext:value-type="float">
            <text:p>3.69E+21</text:p>
          </table:table-cell>
          <table:table-cell table:formula="of:=ROUND(100*ABS([.E9]-[.F9])/[.E9]; 2)" office:value-type="float" office:value="0.64" calcext:value-type="float">
            <text:p>0.64</text:p>
          </table:table-cell>
          <table:table-cell office:value-type="float" office:value="23.81" calcext:value-type="float">
            <text:p>23.81</text:p>
          </table:table-cell>
          <table:table-cell table:number-columns-repeated="2"/>
          <table:table-cell table:formula="of:=ROUND(100*ABS([.H9]*1E+020-[.E9])/([.H9]*1E+020);2)" office:value-type="float" office:value="54.13" calcext:value-type="float">
            <text:p>54.13</text:p>
          </table:table-cell>
          <table:table-cell table:formula="of:=ROUND([.E9]/([.H9]*1E+020); 2)" office:value-type="float" office:value="1.54" calcext:value-type="float">
            <text:p>1.54</text:p>
          </table:table-cell>
          <table:table-cell table:formula="of:=ROUND(100*ABS([.H9]*1E+020-[.F9])/([.H9]*1E+020);2)" office:value-type="float" office:value="55.12" calcext:value-type="float">
            <text:p>55.12</text:p>
          </table:table-cell>
          <table:table-cell table:formula="of:=ROUND([.F9]/([.H9]*1E+020);2)" office:value-type="float" office:value="1.55" calcext:value-type="float">
            <text:p>1.5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C138</text:p>
          </table:table-cell>
          <table:table-cell table:style-name="ce4" office:value-type="float" office:value="0.0000217" calcext:value-type="float">
            <text:p>2.17E-05</text:p>
          </table:table-cell>
          <table:table-cell table:style-name="ce4" office:value-type="float" office:value="0.0000213" calcext:value-type="float">
            <text:p>2.13E-05</text:p>
          </table:table-cell>
          <table:table-cell table:style-name="ce11" table:formula="of:=[.C10]*1.18E+026" office:value-type="float" office:value="2.5606E+021" calcext:value-type="float">
            <text:p>2.56E+21</text:p>
          </table:table-cell>
          <table:table-cell table:style-name="ce11" table:formula="of:=[.D10]*1.18E+026" office:value-type="float" office:value="2.5134E+021" calcext:value-type="float">
            <text:p>2.51E+21</text:p>
          </table:table-cell>
          <table:table-cell table:formula="of:=ROUND(100*ABS([.E10]-[.F10])/[.E10]; 2)" office:value-type="float" office:value="1.84" calcext:value-type="float">
            <text:p>1.84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table:formula="of:=ROUND(100*ABS([.H10]*1E+020-[.E10])/([.H10]*1E+020);2)" office:value-type="float" office:value="29.06" calcext:value-type="float">
            <text:p>29.06</text:p>
          </table:table-cell>
          <table:table-cell table:formula="of:=ROUND([.E10]/([.H10]*1E+020); 2)" office:value-type="float" office:value="1.29" calcext:value-type="float">
            <text:p>1.29</text:p>
          </table:table-cell>
          <table:table-cell table:formula="of:=ROUND(100*ABS([.H10]*1E+020-[.F10])/([.H10]*1E+020);2)" office:value-type="float" office:value="26.68" calcext:value-type="float">
            <text:p>26.68</text:p>
          </table:table-cell>
          <table:table-cell table:formula="of:=ROUND([.F10]/([.H10]*1E+020);2)" office:value-type="float" office:value="1.27" calcext:value-type="float">
            <text:p>1.27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C142.1</text:p>
          </table:table-cell>
          <table:table-cell table:style-name="ce4" office:value-type="float" office:value="0.0000196" calcext:value-type="float">
            <text:p>1.96E-05</text:p>
          </table:table-cell>
          <table:table-cell table:style-name="ce4" office:value-type="float" office:value="0.0000207" calcext:value-type="float">
            <text:p>2.07E-05</text:p>
          </table:table-cell>
          <table:table-cell table:style-name="ce11" table:formula="of:=[.C11]*1.18E+026" office:value-type="float" office:value="2.3128E+021" calcext:value-type="float">
            <text:p>2.31E+21</text:p>
          </table:table-cell>
          <table:table-cell table:style-name="ce11" table:formula="of:=[.D11]*1.18E+026" office:value-type="float" office:value="2.4426E+021" calcext:value-type="float">
            <text:p>2.44E+21</text:p>
          </table:table-cell>
          <table:table-cell table:formula="of:=ROUND(100*ABS([.E11]-[.F11])/[.E11]; 2)" office:value-type="float" office:value="5.61" calcext:value-type="float">
            <text:p>5.61</text:p>
          </table:table-cell>
          <table:table-cell office:value-type="float" office:value="21.96" calcext:value-type="float">
            <text:p>21.96</text:p>
          </table:table-cell>
          <table:table-cell table:number-columns-repeated="2"/>
          <table:table-cell table:formula="of:=ROUND(100*ABS([.H11]*1E+020-[.E11])/([.H11]*1E+020);2)" office:value-type="float" office:value="5.32" calcext:value-type="float">
            <text:p>5.32</text:p>
          </table:table-cell>
          <table:table-cell table:formula="of:=ROUND([.E11]/([.H11]*1E+020); 2)" office:value-type="float" office:value="1.05" calcext:value-type="float">
            <text:p>1.05</text:p>
          </table:table-cell>
          <table:table-cell table:formula="of:=ROUND(100*ABS([.H11]*1E+020-[.F11])/([.H11]*1E+020);2)" office:value-type="float" office:value="11.23" calcext:value-type="float">
            <text:p>11.23</text:p>
          </table:table-cell>
          <table:table-cell table:formula="of:=ROUND([.F11]/([.H11]*1E+020);2)" office:value-type="float" office:value="1.11" calcext:value-type="float">
            <text:p>1.11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0531+19</text:p>
          </table:table-cell>
          <table:table-cell table:style-name="ce4" office:value-type="float" office:value="0.0000224" calcext:value-type="float">
            <text:p>2.24E-05</text:p>
          </table:table-cell>
          <table:table-cell table:style-name="ce4" office:value-type="float" office:value="0.0000212" calcext:value-type="float">
            <text:p>2.12E-05</text:p>
          </table:table-cell>
          <table:table-cell table:style-name="ce11" table:formula="of:=[.C12]*1.18E+026" office:value-type="float" office:value="2.6432E+021" calcext:value-type="float">
            <text:p>2.64E+21</text:p>
          </table:table-cell>
          <table:table-cell table:style-name="ce11" table:formula="of:=[.D12]*1.18E+026" office:value-type="float" office:value="2.5016E+021" calcext:value-type="float">
            <text:p>2.50E+21</text:p>
          </table:table-cell>
          <table:table-cell table:formula="of:=ROUND(100*ABS([.E12]-[.F12])/[.E12]; 2)" office:value-type="float" office:value="5.36" calcext:value-type="float">
            <text:p>5.36</text:p>
          </table:table-cell>
          <table:table-cell office:value-type="float" office:value="23.84" calcext:value-type="float">
            <text:p>23.84</text:p>
          </table:table-cell>
          <table:table-cell table:number-columns-repeated="2"/>
          <table:table-cell table:formula="of:=ROUND(100*ABS([.H12]*1E+020-[.E12])/([.H12]*1E+020);2)" office:value-type="float" office:value="10.87" calcext:value-type="float">
            <text:p>10.87</text:p>
          </table:table-cell>
          <table:table-cell table:formula="of:=ROUND([.E12]/([.H12]*1E+020); 2)" office:value-type="float" office:value="1.11" calcext:value-type="float">
            <text:p>1.11</text:p>
          </table:table-cell>
          <table:table-cell table:formula="of:=ROUND(100*ABS([.H12]*1E+020-[.F12])/([.H12]*1E+020);2)" office:value-type="float" office:value="4.93" calcext:value-type="float">
            <text:p>4.93</text:p>
          </table:table-cell>
          <table:table-cell table:formula="of:=ROUND([.F12]/([.H12]*1E+020);2)" office:value-type="float" office:value="1.05" calcext:value-type="float">
            <text:p>1.0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C192</text:p>
          </table:table-cell>
          <table:table-cell table:style-name="ce4" office:value-type="float" office:value="0.00000388" calcext:value-type="float">
            <text:p>3.88E-06</text:p>
          </table:table-cell>
          <table:table-cell table:style-name="ce4" office:value-type="float" office:value="0.00000383" calcext:value-type="float">
            <text:p>3.83E-06</text:p>
          </table:table-cell>
          <table:table-cell table:style-name="ce11" table:formula="of:=[.C13]*1.18E+026" office:value-type="float" office:value="4.5784E+020" calcext:value-type="float">
            <text:p>4.58E+20</text:p>
          </table:table-cell>
          <table:table-cell table:style-name="ce11" table:formula="of:=[.D13]*1.18E+026" office:value-type="float" office:value="4.5194E+020" calcext:value-type="float">
            <text:p>4.52E+20</text:p>
          </table:table-cell>
          <table:table-cell table:formula="of:=ROUND(100*ABS([.E13]-[.F13])/[.E13]; 2)" office:value-type="float" office:value="1.29" calcext:value-type="float">
            <text:p>1.29</text:p>
          </table:table-cell>
          <table:table-cell office:value-type="float" office:value="3.97" calcext:value-type="float">
            <text:p>3.97</text:p>
          </table:table-cell>
          <table:table-cell table:number-columns-repeated="2"/>
          <table:table-cell table:formula="of:=ROUND(100*ABS([.H13]*1E+020-[.E13])/([.H13]*1E+020);2)" office:value-type="float" office:value="15.32" calcext:value-type="float">
            <text:p>15.32</text:p>
          </table:table-cell>
          <table:table-cell table:formula="of:=ROUND([.E13]/([.H13]*1E+020); 2)" office:value-type="float" office:value="1.15" calcext:value-type="float">
            <text:p>1.15</text:p>
          </table:table-cell>
          <table:table-cell table:formula="of:=ROUND(100*ABS([.H13]*1E+020-[.F13])/([.H13]*1E+020);2)" office:value-type="float" office:value="13.84" calcext:value-type="float">
            <text:p>13.84</text:p>
          </table:table-cell>
          <table:table-cell table:formula="of:=ROUND([.F13]/([.H13]*1E+020);2)" office:value-type="float" office:value="1.14" calcext:value-type="float">
            <text:p>1.14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C237</text:p>
          </table:table-cell>
          <table:table-cell table:style-name="ce4" office:value-type="float" office:value="0.00000201" calcext:value-type="float">
            <text:p>2.01E-06</text:p>
          </table:table-cell>
          <table:table-cell table:style-name="ce4" office:value-type="float" office:value="0.00000206" calcext:value-type="float">
            <text:p>2.06E-06</text:p>
          </table:table-cell>
          <table:table-cell table:style-name="ce11" table:formula="of:=[.C14]*1.18E+026" office:value-type="float" office:value="2.3718E+020" calcext:value-type="float">
            <text:p>2.37E+20</text:p>
          </table:table-cell>
          <table:table-cell table:style-name="ce11" table:formula="of:=[.D14]*1.18E+026" office:value-type="float" office:value="2.4308E+020" calcext:value-type="float">
            <text:p>2.43E+20</text:p>
          </table:table-cell>
          <table:table-cell table:formula="of:=ROUND(100*ABS([.E14]-[.F14])/[.E14]; 2)" office:value-type="float" office:value="2.49" calcext:value-type="float">
            <text:p>2.49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ROUND(100*ABS([.H14]*1E+020-[.E14])/([.H14]*1E+020);2)" office:value-type="float" office:value="7.81" calcext:value-type="float">
            <text:p>7.81</text:p>
          </table:table-cell>
          <table:table-cell table:formula="of:=ROUND([.E14]/([.H14]*1E+020); 2)" office:value-type="float" office:value="1.08" calcext:value-type="float">
            <text:p>1.08</text:p>
          </table:table-cell>
          <table:table-cell table:formula="of:=ROUND(100*ABS([.H14]*1E+020-[.F14])/([.H14]*1E+020);2)" office:value-type="float" office:value="10.49" calcext:value-type="float">
            <text:p>10.49</text:p>
          </table:table-cell>
          <table:table-cell table:formula="of:=ROUND([.F14]/([.H14]*1E+020);2)" office:value-type="float" office:value="1.1" calcext:value-type="float">
            <text:p>1.1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C245</text:p>
          </table:table-cell>
          <table:table-cell table:style-name="ce4" office:value-type="float" office:value="0.00000226" calcext:value-type="float">
            <text:p>2.26E-06</text:p>
          </table:table-cell>
          <table:table-cell table:style-name="ce4" office:value-type="float" office:value="0.0000023" calcext:value-type="float">
            <text:p>2.30E-06</text:p>
          </table:table-cell>
          <table:table-cell table:style-name="ce11" table:formula="of:=[.C15]*1.18E+026" office:value-type="float" office:value="2.6668E+020" calcext:value-type="float">
            <text:p>2.67E+20</text:p>
          </table:table-cell>
          <table:table-cell table:style-name="ce11" table:formula="of:=[.D15]*1.18E+026" office:value-type="float" office:value="2.714E+020" calcext:value-type="float">
            <text:p>2.71E+20</text:p>
          </table:table-cell>
          <table:table-cell table:formula="of:=ROUND(100*ABS([.E15]-[.F15])/[.E15]; 2)" office:value-type="float" office:value="1.77" calcext:value-type="float">
            <text:p>1.77</text:p>
          </table:table-cell>
          <table:table-cell office:value-type="float" office:value="2.03" calcext:value-type="float">
            <text:p>2.03</text:p>
          </table:table-cell>
          <table:table-cell table:number-columns-repeated="2"/>
          <table:table-cell table:formula="of:=ROUND(100*ABS([.H15]*1E+020-[.E15])/([.H15]*1E+020);2)" office:value-type="float" office:value="31.37" calcext:value-type="float">
            <text:p>31.37</text:p>
          </table:table-cell>
          <table:table-cell table:formula="of:=ROUND([.E15]/([.H15]*1E+020); 2)" office:value-type="float" office:value="1.31" calcext:value-type="float">
            <text:p>1.31</text:p>
          </table:table-cell>
          <table:table-cell table:formula="of:=ROUND(100*ABS([.H15]*1E+020-[.F15])/([.H15]*1E+020);2)" office:value-type="float" office:value="33.69" calcext:value-type="float">
            <text:p>33.69</text:p>
          </table:table-cell>
          <table:table-cell table:formula="of:=ROUND([.F15]/([.H15]*1E+020);2)" office:value-type="float" office:value="1.34" calcext:value-type="float">
            <text:p>1.34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1055+20</text:p>
          </table:table-cell>
          <table:table-cell table:style-name="ce4" office:value-type="float" office:value="0.00000116" calcext:value-type="float">
            <text:p>1.16E-06</text:p>
          </table:table-cell>
          <table:table-cell table:style-name="ce4" office:value-type="float" office:value="0.00000111" calcext:value-type="float">
            <text:p>1.11E-06</text:p>
          </table:table-cell>
          <table:table-cell table:style-name="ce11" table:formula="of:=[.C16]*1.18E+026" office:value-type="float" office:value="1.3688E+020" calcext:value-type="float">
            <text:p>1.37E+20</text:p>
          </table:table-cell>
          <table:table-cell table:style-name="ce11" table:formula="of:=[.D16]*1.18E+026" office:value-type="float" office:value="1.3098E+020" calcext:value-type="float">
            <text:p>1.31E+20</text:p>
          </table:table-cell>
          <table:table-cell table:formula="of:=ROUND(100*ABS([.E16]-[.F16])/[.E16]; 2)" office:value-type="float" office:value="4.31" calcext:value-type="float">
            <text:p>4.31</text:p>
          </table:table-cell>
          <table:table-cell office:value-type="float" office:value="1.57" calcext:value-type="float">
            <text:p>1.57</text:p>
          </table:table-cell>
          <table:table-cell table:number-columns-repeated="2"/>
          <table:table-cell table:formula="of:=ROUND(100*ABS([.H16]*1E+020-[.E16])/([.H16]*1E+020);2)" office:value-type="float" office:value="12.82" calcext:value-type="float">
            <text:p>12.82</text:p>
          </table:table-cell>
          <table:table-cell table:formula="of:=ROUND([.E16]/([.H16]*1E+020); 2)" office:value-type="float" office:value="0.87" calcext:value-type="float">
            <text:p>0.87</text:p>
          </table:table-cell>
          <table:table-cell table:formula="of:=ROUND(100*ABS([.H16]*1E+020-[.F16])/([.H16]*1E+020);2)" office:value-type="float" office:value="16.57" calcext:value-type="float">
            <text:p>16.57</text:p>
          </table:table-cell>
          <table:table-cell table:formula="of:=ROUND([.F16]/([.H16]*1E+020);2)" office:value-type="float" office:value="0.83" calcext:value-type="float">
            <text:p>0.83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C273</text:p>
          </table:table-cell>
          <table:table-cell table:style-name="ce4" office:value-type="float" office:value="0.00000152" calcext:value-type="float">
            <text:p>1.52E-06</text:p>
          </table:table-cell>
          <table:table-cell table:style-name="ce4" office:value-type="float" office:value="0.00000131" calcext:value-type="float">
            <text:p>1.31E-06</text:p>
          </table:table-cell>
          <table:table-cell table:style-name="ce11" table:formula="of:=[.C17]*1.18E+026" office:value-type="float" office:value="1.7936E+020" calcext:value-type="float">
            <text:p>1.79E+20</text:p>
          </table:table-cell>
          <table:table-cell table:style-name="ce11" table:formula="of:=[.D17]*1.18E+026" office:value-type="float" office:value="1.5458E+020" calcext:value-type="float">
            <text:p>1.55E+20</text:p>
          </table:table-cell>
          <table:table-cell table:formula="of:=ROUND(100*ABS([.E17]-[.F17])/[.E17]; 2)" office:value-type="float" office:value="13.82" calcext:value-type="float">
            <text:p>13.82</text:p>
          </table:table-cell>
          <table:table-cell office:value-type="float" office:value="1.93" calcext:value-type="float">
            <text:p>1.93</text:p>
          </table:table-cell>
          <table:table-cell table:number-columns-repeated="2"/>
          <table:table-cell table:formula="of:=ROUND(100*ABS([.H17]*1E+020-[.E17])/([.H17]*1E+020);2)" office:value-type="float" office:value="7.07" calcext:value-type="float">
            <text:p>7.07</text:p>
          </table:table-cell>
          <table:table-cell table:formula="of:=ROUND([.E17]/([.H17]*1E+020); 2)" office:value-type="float" office:value="0.93" calcext:value-type="float">
            <text:p>0.93</text:p>
          </table:table-cell>
          <table:table-cell table:formula="of:=ROUND(100*ABS([.H17]*1E+020-[.F17])/([.H17]*1E+020);2)" office:value-type="float" office:value="19.91" calcext:value-type="float">
            <text:p>19.91</text:p>
          </table:table-cell>
          <table:table-cell table:formula="of:=ROUND([.F17]/([.H17]*1E+020);2)" office:value-type="float" office:value="0.8" calcext:value-type="float">
            <text:p>0.8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C274.1</text:p>
          </table:table-cell>
          <table:table-cell table:style-name="ce4" office:value-type="float" office:value="0.00000233" calcext:value-type="float">
            <text:p>2.33E-06</text:p>
          </table:table-cell>
          <table:table-cell table:style-name="ce4" office:value-type="float" office:value="0.00000262" calcext:value-type="float">
            <text:p>2.62E-06</text:p>
          </table:table-cell>
          <table:table-cell table:style-name="ce11" table:formula="of:=[.C18]*1.18E+026" office:value-type="float" office:value="2.7494E+020" calcext:value-type="float">
            <text:p>2.75E+20</text:p>
          </table:table-cell>
          <table:table-cell table:style-name="ce11" table:formula="of:=[.D18]*1.18E+026" office:value-type="float" office:value="3.0916E+020" calcext:value-type="float">
            <text:p>3.09E+20</text:p>
          </table:table-cell>
          <table:table-cell table:formula="of:=ROUND(100*ABS([.E18]-[.F18])/[.E18]; 2)" office:value-type="float" office:value="12.45" calcext:value-type="float">
            <text:p>12.45</text:p>
          </table:table-cell>
          <table:table-cell office:value-type="float" office:value="2.36" calcext:value-type="float">
            <text:p>2.36</text:p>
          </table:table-cell>
          <table:table-cell table:number-columns-repeated="2"/>
          <table:table-cell table:formula="of:=ROUND(100*ABS([.H18]*1E+020-[.E18])/([.H18]*1E+020);2)" office:value-type="float" office:value="16.5" calcext:value-type="float">
            <text:p>16.5</text:p>
          </table:table-cell>
          <table:table-cell table:formula="of:=ROUND([.E18]/([.H18]*1E+020); 2)" office:value-type="float" office:value="1.17" calcext:value-type="float">
            <text:p>1.17</text:p>
          </table:table-cell>
          <table:table-cell table:formula="of:=ROUND(100*ABS([.H18]*1E+020-[.F18])/([.H18]*1E+020);2)" office:value-type="float" office:value="31" calcext:value-type="float">
            <text:p>31</text:p>
          </table:table-cell>
          <table:table-cell table:formula="of:=ROUND([.F18]/([.H18]*1E+020);2)" office:value-type="float" office:value="1.31" calcext:value-type="float">
            <text:p>1.31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C310</text:p>
          </table:table-cell>
          <table:table-cell table:style-name="ce4" office:value-type="float" office:value="0.00000322" calcext:value-type="float">
            <text:p>3.22E-06</text:p>
          </table:table-cell>
          <table:table-cell table:style-name="ce4" office:value-type="float" office:value="0.00000359" calcext:value-type="float">
            <text:p>3.59E-06</text:p>
          </table:table-cell>
          <table:table-cell table:style-name="ce11" table:formula="of:=[.C19]*1.18E+026" office:value-type="float" office:value="3.7996E+020" calcext:value-type="float">
            <text:p>3.80E+20</text:p>
          </table:table-cell>
          <table:table-cell table:style-name="ce11" table:formula="of:=[.D19]*1.18E+026" office:value-type="float" office:value="4.2362E+020" calcext:value-type="float">
            <text:p>4.24E+20</text:p>
          </table:table-cell>
          <table:table-cell table:formula="of:=ROUND(100*ABS([.E19]-[.F19])/[.E19]; 2)" office:value-type="float" office:value="11.49" calcext:value-type="float">
            <text:p>11.49</text:p>
          </table:table-cell>
          <table:table-cell office:value-type="float" office:value="3.71" calcext:value-type="float">
            <text:p>3.71</text:p>
          </table:table-cell>
          <table:table-cell table:number-columns-repeated="2"/>
          <table:table-cell table:formula="of:=ROUND(100*ABS([.H19]*1E+020-[.E19])/([.H19]*1E+020);2)" office:value-type="float" office:value="2.42" calcext:value-type="float">
            <text:p>2.42</text:p>
          </table:table-cell>
          <table:table-cell table:formula="of:=ROUND([.E19]/([.H19]*1E+020); 2)" office:value-type="float" office:value="1.02" calcext:value-type="float">
            <text:p>1.02</text:p>
          </table:table-cell>
          <table:table-cell table:formula="of:=ROUND(100*ABS([.H19]*1E+020-[.F19])/([.H19]*1E+020);2)" office:value-type="float" office:value="14.18" calcext:value-type="float">
            <text:p>14.18</text:p>
          </table:table-cell>
          <table:table-cell table:formula="of:=ROUND([.F19]/([.H19]*1E+020);2)" office:value-type="float" office:value="1.14" calcext:value-type="float">
            <text:p>1.14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C315</text:p>
          </table:table-cell>
          <table:table-cell table:style-name="ce4" office:value-type="float" office:value="0.00000387" calcext:value-type="float">
            <text:p>3.87E-06</text:p>
          </table:table-cell>
          <table:table-cell table:style-name="ce4" office:value-type="float" office:value="0.0000038" calcext:value-type="float">
            <text:p>3.80E-06</text:p>
          </table:table-cell>
          <table:table-cell table:style-name="ce11" table:formula="of:=[.C20]*1.18E+026" office:value-type="float" office:value="4.5666E+020" calcext:value-type="float">
            <text:p>4.57E+20</text:p>
          </table:table-cell>
          <table:table-cell table:style-name="ce11" table:formula="of:=[.D20]*1.18E+026" office:value-type="float" office:value="4.484E+020" calcext:value-type="float">
            <text:p>4.48E+20</text:p>
          </table:table-cell>
          <table:table-cell table:formula="of:=ROUND(100*ABS([.E20]-[.F20])/[.E20]; 2)" office:value-type="float" office:value="1.81" calcext:value-type="float">
            <text:p>1.81</text:p>
          </table:table-cell>
          <table:table-cell office:value-type="float" office:value="4.77" calcext:value-type="float">
            <text:p>4.77</text:p>
          </table:table-cell>
          <table:table-cell table:number-columns-repeated="2"/>
          <table:table-cell table:formula="of:=ROUND(100*ABS([.H20]*1E+020-[.E20])/([.H20]*1E+020);2)" office:value-type="float" office:value="4.26" calcext:value-type="float">
            <text:p>4.26</text:p>
          </table:table-cell>
          <table:table-cell table:formula="of:=ROUND([.E20]/([.H20]*1E+020); 2)" office:value-type="float" office:value="0.96" calcext:value-type="float">
            <text:p>0.96</text:p>
          </table:table-cell>
          <table:table-cell table:formula="of:=ROUND(100*ABS([.H20]*1E+020-[.F20])/([.H20]*1E+020);2)" office:value-type="float" office:value="6" calcext:value-type="float">
            <text:p>6</text:p>
          </table:table-cell>
          <table:table-cell table:formula="of:=ROUND([.F20]/([.H20]*1E+020);2)" office:value-type="float" office:value="0.94" calcext:value-type="float">
            <text:p>0.94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C318</text:p>
          </table:table-cell>
          <table:table-cell table:style-name="ce4" office:value-type="float" office:value="0.00000458" calcext:value-type="float">
            <text:p>4.58E-06</text:p>
          </table:table-cell>
          <table:table-cell table:style-name="ce4" office:value-type="float" office:value="0.00000449" calcext:value-type="float">
            <text:p>4.49E-06</text:p>
          </table:table-cell>
          <table:table-cell table:style-name="ce11" table:formula="of:=[.C21]*1.18E+026" office:value-type="float" office:value="5.4044E+020" calcext:value-type="float">
            <text:p>5.40E+20</text:p>
          </table:table-cell>
          <table:table-cell table:style-name="ce11" table:formula="of:=[.D21]*1.18E+026" office:value-type="float" office:value="5.2982E+020" calcext:value-type="float">
            <text:p>5.30E+20</text:p>
          </table:table-cell>
          <table:table-cell table:formula="of:=ROUND(100*ABS([.E21]-[.F21])/[.E21]; 2)" office:value-type="float" office:value="1.97" calcext:value-type="float">
            <text:p>1.97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table:formula="of:=ROUND(100*ABS([.H21]*1E+020-[.E21])/([.H21]*1E+020);2)" office:value-type="float" office:value="13.78" calcext:value-type="float">
            <text:p>13.78</text:p>
          </table:table-cell>
          <table:table-cell table:formula="of:=ROUND([.E21]/([.H21]*1E+020); 2)" office:value-type="float" office:value="1.14" calcext:value-type="float">
            <text:p>1.14</text:p>
          </table:table-cell>
          <table:table-cell table:formula="of:=ROUND(100*ABS([.H21]*1E+020-[.F21])/([.H21]*1E+020);2)" office:value-type="float" office:value="11.54" calcext:value-type="float">
            <text:p>11.54</text:p>
          </table:table-cell>
          <table:table-cell table:formula="of:=ROUND([.F21]/([.H21]*1E+020);2)" office:value-type="float" office:value="1.12" calcext:value-type="float">
            <text:p>1.12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C333</text:p>
          </table:table-cell>
          <table:table-cell table:style-name="ce4" office:value-type="float" office:value="0.00000344" calcext:value-type="float">
            <text:p>3.44E-06</text:p>
          </table:table-cell>
          <table:table-cell table:style-name="ce4" office:value-type="float" office:value="0.00000349" calcext:value-type="float">
            <text:p>3.49E-06</text:p>
          </table:table-cell>
          <table:table-cell table:style-name="ce11" table:formula="of:=[.C22]*1.18E+026" office:value-type="float" office:value="4.0592E+020" calcext:value-type="float">
            <text:p>4.06E+20</text:p>
          </table:table-cell>
          <table:table-cell table:style-name="ce11" table:formula="of:=[.D22]*1.18E+026" office:value-type="float" office:value="4.1182E+020" calcext:value-type="float">
            <text:p>4.12E+20</text:p>
          </table:table-cell>
          <table:table-cell table:formula="of:=ROUND(100*ABS([.E22]-[.F22])/[.E22]; 2)" office:value-type="float" office:value="1.45" calcext:value-type="float">
            <text:p>1.45</text:p>
          </table:table-cell>
          <table:table-cell office:value-type="float" office:value="5.09" calcext:value-type="float">
            <text:p>5.09</text:p>
          </table:table-cell>
          <table:table-cell table:number-columns-repeated="2"/>
          <table:table-cell table:formula="of:=ROUND(100*ABS([.H22]*1E+020-[.E22])/([.H22]*1E+020);2)" office:value-type="float" office:value="20.25" calcext:value-type="float">
            <text:p>20.25</text:p>
          </table:table-cell>
          <table:table-cell table:formula="of:=ROUND([.E22]/([.H22]*1E+020); 2)" office:value-type="float" office:value="0.8" calcext:value-type="float">
            <text:p>0.8</text:p>
          </table:table-cell>
          <table:table-cell table:formula="of:=ROUND(100*ABS([.H22]*1E+020-[.F22])/([.H22]*1E+020);2)" office:value-type="float" office:value="19.09" calcext:value-type="float">
            <text:p>19.09</text:p>
          </table:table-cell>
          <table:table-cell table:formula="of:=ROUND([.F22]/([.H22]*1E+020);2)" office:value-type="float" office:value="0.81" calcext:value-type="float">
            <text:p>0.81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C348</text:p>
          </table:table-cell>
          <table:table-cell table:style-name="ce4" office:value-type="float" office:value="0.00000591" calcext:value-type="float">
            <text:p>5.91E-06</text:p>
          </table:table-cell>
          <table:table-cell table:style-name="ce4" office:value-type="float" office:value="0.00000572" calcext:value-type="float">
            <text:p>5.72E-06</text:p>
          </table:table-cell>
          <table:table-cell table:style-name="ce11" table:formula="of:=[.C23]*1.18E+026" office:value-type="float" office:value="6.9738E+020" calcext:value-type="float">
            <text:p>6.97E+20</text:p>
          </table:table-cell>
          <table:table-cell table:style-name="ce11" table:formula="of:=[.D23]*1.18E+026" office:value-type="float" office:value="6.7496E+020" calcext:value-type="float">
            <text:p>6.75E+20</text:p>
          </table:table-cell>
          <table:table-cell table:formula="of:=ROUND(100*ABS([.E23]-[.F23])/[.E23]; 2)" office:value-type="float" office:value="3.21" calcext:value-type="float">
            <text:p>3.21</text:p>
          </table:table-cell>
          <table:table-cell office:value-type="float" office:value="5.69" calcext:value-type="float">
            <text:p>5.69</text:p>
          </table:table-cell>
          <table:table-cell table:number-columns-repeated="2"/>
          <table:table-cell table:formula="of:=ROUND(100*ABS([.H23]*1E+020-[.E23])/([.H23]*1E+020);2)" office:value-type="float" office:value="22.56" calcext:value-type="float">
            <text:p>22.56</text:p>
          </table:table-cell>
          <table:table-cell table:formula="of:=ROUND([.E23]/([.H23]*1E+020); 2)" office:value-type="float" office:value="1.23" calcext:value-type="float">
            <text:p>1.23</text:p>
          </table:table-cell>
          <table:table-cell table:formula="of:=ROUND(100*ABS([.H23]*1E+020-[.F23])/([.H23]*1E+020);2)" office:value-type="float" office:value="18.62" calcext:value-type="float">
            <text:p>18.62</text:p>
          </table:table-cell>
          <table:table-cell table:formula="of:=ROUND([.F23]/([.H23]*1E+020);2)" office:value-type="float" office:value="1.19" calcext:value-type="float">
            <text:p>1.19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C13.65</text:p>
          </table:table-cell>
          <table:table-cell table:style-name="ce4" office:value-type="float" office:value="0.0000108" calcext:value-type="float">
            <text:p>1.08E-05</text:p>
          </table:table-cell>
          <table:table-cell table:style-name="ce4" office:value-type="float" office:value="0.0000107" calcext:value-type="float">
            <text:p>1.07E-05</text:p>
          </table:table-cell>
          <table:table-cell table:style-name="ce11" table:formula="of:=[.C24]*1.18E+026" office:value-type="float" office:value="1.2744E+021" calcext:value-type="float">
            <text:p>1.27E+21</text:p>
          </table:table-cell>
          <table:table-cell table:style-name="ce11" table:formula="of:=[.D24]*1.18E+026" office:value-type="float" office:value="1.2626E+021" calcext:value-type="float">
            <text:p>1.26E+21</text:p>
          </table:table-cell>
          <table:table-cell table:formula="of:=ROUND(100*ABS([.E24]-[.F24])/[.E24]; 2)" office:value-type="float" office:value="0.93" calcext:value-type="float">
            <text:p>0.93</text:p>
          </table:table-cell>
          <table:table-cell office:value-type="float" office:value="9.16" calcext:value-type="float">
            <text:p>9.16</text:p>
          </table:table-cell>
          <table:table-cell table:number-columns-repeated="2"/>
          <table:table-cell table:formula="of:=ROUND(100*ABS([.H24]*1E+020-[.E24])/([.H24]*1E+020);2)" office:value-type="float" office:value="39.13" calcext:value-type="float">
            <text:p>39.13</text:p>
          </table:table-cell>
          <table:table-cell table:formula="of:=ROUND([.E24]/([.H24]*1E+020); 2)" office:value-type="float" office:value="1.39" calcext:value-type="float">
            <text:p>1.39</text:p>
          </table:table-cell>
          <table:table-cell table:formula="of:=ROUND(100*ABS([.H24]*1E+020-[.F24])/([.H24]*1E+020);2)" office:value-type="float" office:value="37.84" calcext:value-type="float">
            <text:p>37.84</text:p>
          </table:table-cell>
          <table:table-cell table:formula="of:=ROUND([.F24]/([.H24]*1E+020);2)" office:value-type="float" office:value="1.38" calcext:value-type="float">
            <text:p>1.38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C409</text:p>
          </table:table-cell>
          <table:table-cell table:style-name="ce4" office:value-type="float" office:value="0.0000306" calcext:value-type="float">
            <text:p>3.06E-05</text:p>
          </table:table-cell>
          <table:table-cell table:style-name="ce4" office:value-type="float" office:value="0.0000294" calcext:value-type="float">
            <text:p>2.94E-05</text:p>
          </table:table-cell>
          <table:table-cell table:style-name="ce11" table:formula="of:=[.C25]*1.18E+026" office:value-type="float" office:value="3.6108E+021" calcext:value-type="float">
            <text:p>3.61E+21</text:p>
          </table:table-cell>
          <table:table-cell table:style-name="ce11" table:formula="of:=[.D25]*1.18E+026" office:value-type="float" office:value="3.4692E+021" calcext:value-type="float">
            <text:p>3.47E+21</text:p>
          </table:table-cell>
          <table:table-cell table:formula="of:=ROUND(100*ABS([.E25]-[.F25])/[.E25]; 2)" office:value-type="float" office:value="3.92" calcext:value-type="float">
            <text:p>3.92</text:p>
          </table:table-cell>
          <table:table-cell office:value-type="float" office:value="25.81" calcext:value-type="float">
            <text:p>25.81</text:p>
          </table:table-cell>
          <table:table-cell table:number-columns-repeated="2"/>
          <table:table-cell table:formula="of:=ROUND(100*ABS([.H25]*1E+020-[.E25])/([.H25]*1E+020);2)" office:value-type="float" office:value="39.9" calcext:value-type="float">
            <text:p>39.9</text:p>
          </table:table-cell>
          <table:table-cell table:formula="of:=ROUND([.E25]/([.H25]*1E+020); 2)" office:value-type="float" office:value="1.4" calcext:value-type="float">
            <text:p>1.4</text:p>
          </table:table-cell>
          <table:table-cell table:formula="of:=ROUND(100*ABS([.H25]*1E+020-[.F25])/([.H25]*1E+020);2)" office:value-type="float" office:value="34.41" calcext:value-type="float">
            <text:p>34.41</text:p>
          </table:table-cell>
          <table:table-cell table:formula="of:=ROUND([.F25]/([.H25]*1E+020);2)" office:value-type="float" office:value="1.34" calcext:value-type="float">
            <text:p>1.34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C433</text:p>
          </table:table-cell>
          <table:table-cell table:style-name="ce4" office:value-type="float" office:value="0.00000841" calcext:value-type="float">
            <text:p>8.41E-06</text:p>
          </table:table-cell>
          <table:table-cell table:style-name="ce4" office:value-type="float" office:value="0.00000789" calcext:value-type="float">
            <text:p>7.89E-06</text:p>
          </table:table-cell>
          <table:table-cell table:style-name="ce11" table:formula="of:=[.C26]*1.18E+026" office:value-type="float" office:value="9.9238E+020" calcext:value-type="float">
            <text:p>9.92E+20</text:p>
          </table:table-cell>
          <table:table-cell table:style-name="ce11" table:formula="of:=[.D26]*1.18E+026" office:value-type="float" office:value="9.3102E+020" calcext:value-type="float">
            <text:p>9.31E+20</text:p>
          </table:table-cell>
          <table:table-cell table:formula="of:=ROUND(100*ABS([.E26]-[.F26])/[.E26]; 2)" office:value-type="float" office:value="6.18" calcext:value-type="float">
            <text:p>6.18</text:p>
          </table:table-cell>
          <table:table-cell office:value-type="float" office:value="7.89" calcext:value-type="float">
            <text:p>7.89</text:p>
          </table:table-cell>
          <table:table-cell table:number-columns-repeated="2"/>
          <table:table-cell table:formula="of:=ROUND(100*ABS([.H26]*1E+020-[.E26])/([.H26]*1E+020);2)" office:value-type="float" office:value="25.78" calcext:value-type="float">
            <text:p>25.78</text:p>
          </table:table-cell>
          <table:table-cell table:formula="of:=ROUND([.E26]/([.H26]*1E+020); 2)" office:value-type="float" office:value="1.26" calcext:value-type="float">
            <text:p>1.26</text:p>
          </table:table-cell>
          <table:table-cell table:formula="of:=ROUND(100*ABS([.H26]*1E+020-[.F26])/([.H26]*1E+020);2)" office:value-type="float" office:value="18" calcext:value-type="float">
            <text:p>18</text:p>
          </table:table-cell>
          <table:table-cell table:formula="of:=ROUND([.F26]/([.H26]*1E+020);2)" office:value-type="float" office:value="1.18" calcext:value-type="float">
            <text:p>1.18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C454.0</text:p>
          </table:table-cell>
          <table:table-cell table:style-name="ce4" office:value-type="float" office:value="0.00000379" calcext:value-type="float">
            <text:p>3.79E-06</text:p>
          </table:table-cell>
          <table:table-cell table:style-name="ce4" office:value-type="float" office:value="0.00000401" calcext:value-type="float">
            <text:p>4.01E-06</text:p>
          </table:table-cell>
          <table:table-cell table:style-name="ce11" table:formula="of:=[.C27]*1.18E+026" office:value-type="float" office:value="4.4722E+020" calcext:value-type="float">
            <text:p>4.47E+20</text:p>
          </table:table-cell>
          <table:table-cell table:style-name="ce11" table:formula="of:=[.D27]*1.18E+026" office:value-type="float" office:value="4.7318E+020" calcext:value-type="float">
            <text:p>4.73E+20</text:p>
          </table:table-cell>
          <table:table-cell table:formula="of:=ROUND(100*ABS([.E27]-[.F27])/[.E27]; 2)" office:value-type="float" office:value="5.8" calcext:value-type="float">
            <text:p>5.8</text:p>
          </table:table-cell>
          <table:table-cell office:value-type="float" office:value="5.38" calcext:value-type="float">
            <text:p>5.38</text:p>
          </table:table-cell>
          <table:table-cell table:number-columns-repeated="2"/>
          <table:table-cell table:formula="of:=ROUND(100*ABS([.H27]*1E+020-[.E27])/([.H27]*1E+020);2)" office:value-type="float" office:value="16.87" calcext:value-type="float">
            <text:p>16.87</text:p>
          </table:table-cell>
          <table:table-cell table:formula="of:=ROUND([.E27]/([.H27]*1E+020); 2)" office:value-type="float" office:value="0.83" calcext:value-type="float">
            <text:p>0.83</text:p>
          </table:table-cell>
          <table:table-cell table:formula="of:=ROUND(100*ABS([.H27]*1E+020-[.F27])/([.H27]*1E+020);2)" office:value-type="float" office:value="12.05" calcext:value-type="float">
            <text:p>12.05</text:p>
          </table:table-cell>
          <table:table-cell table:formula="of:=ROUND([.F27]/([.H27]*1E+020);2)" office:value-type="float" office:value="0.88" calcext:value-type="float">
            <text:p>0.88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number-columns-repeated="10"/>
          <table:table-cell table:number-columns-repeated="2" table:style-name="ce2" office:value-type="string" calcext:value-type="string">
            <text:p>Av</text:p>
          </table:table-cell>
          <table:table-cell table:style-name="ce2" office:value-type="string" calcext:value-type="string">
            <text:p>AV</text:p>
          </table:table-cell>
          <table:table-cell table:style-name="ce2" office:value-type="string" calcext:value-type="string">
            <text:p>Av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8" table:formula="of:=ROUND(AVERAGE([.K2:.K27]);2)" office:value-type="float" office:value="28.79" calcext:value-type="float">
            <text:p>28.79</text:p>
          </table:table-cell>
          <table:table-cell table:style-name="ce8" table:formula="of:=ROUND(AVERAGE([.L2:.L27]);2)" office:value-type="float" office:value="1.24" calcext:value-type="float">
            <text:p>1.24</text:p>
          </table:table-cell>
          <table:table-cell table:style-name="ce8" table:formula="of:=ROUND(AVERAGE([.M2:.M27]);2)" office:value-type="float" office:value="31.39" calcext:value-type="float">
            <text:p>31.39</text:p>
          </table:table-cell>
          <table:table-cell table:style-name="ce8" table:formula="of:=ROUND(AVERAGE([.N2:.N27]);2)" office:value-type="float" office:value="1.25" calcext:value-type="float">
            <text:p>1.25</text:p>
          </table:table-cell>
          <table:table-cell table:number-columns-repeated="1009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>
        <table:table-column table:style-name="co1" table:default-cell-style-name="ce14"/>
        <table:table-column table:style-name="co1" table:default-cell-style-name="Default"/>
        <table:table-column table:style-name="co10" table:default-cell-style-name="ce1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default-cell-style-name="ce26"/>
        <table:table-column table:style-name="co15" table:default-cell-style-name="ce26"/>
        <table:table-column table:style-name="co1" table:default-cell-style-name="ce26"/>
        <table:table-column table:style-name="co1" table:number-columns-repeated="1014" table:default-cell-style-name="Default"/>
        <table:table-row table:style-name="ro2">
          <table:table-cell table:style-name="ce24" office:value-type="string" calcext:value-type="string">
            <text:p>#</text:p>
          </table:table-cell>
          <table:table-cell table:style-name="ce24" office:value-type="string" calcext:value-type="string">
            <text:p>src</text:p>
          </table:table-cell>
          <table:table-cell table:style-name="ce25" office:value-type="string" calcext:value-type="string">
            <text:p>t353 Arecibo_half_beam_offset</text:p>
          </table:table-cell>
          <table:table-cell table:style-name="ce24" office:value-type="string" calcext:value-type="string">
            <text:p>N(HI)_FUKUI_(1e20)</text:p>
          </table:table-cell>
          <table:table-cell table:style-name="ce24" office:value-type="string" calcext:value-type="string">
            <text:p>N(H)_Plank (1e20)</text:p>
          </table:table-cell>
          <table:table-cell table:style-name="ce24" office:value-type="string" calcext:value-type="string">
            <text:p>Heiles_N(HI)_(1e20)</text:p>
          </table:table-cell>
          <table:table-cell table:style-name="ce28" office:value-type="string" calcext:value-type="string">
            <text:p>FUKUI_diff(%)</text:p>
          </table:table-cell>
          <table:table-cell table:style-name="ce24" office:value-type="string" calcext:value-type="string">
            <text:p>FUKUI_<text:span text:style-name="T3">x</text:span>k</text:p>
          </table:table-cell>
          <table:table-cell table:style-name="ce28" office:value-type="string" calcext:value-type="string">
            <text:p>Planck_diff(%)</text:p>
          </table:table-cell>
          <table:table-cell table:style-name="ce28" office:value-type="string" calcext:value-type="string">
            <text:p>Planck_<text:span text:style-name="T3">x</text:span>k</text:p>
          </table:table-cell>
          <table:table-cell table:style-name="ce30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C18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21.63" calcext:value-type="float">
            <text:p>21.63</text:p>
          </table:table-cell>
          <table:table-cell office:value-type="float" office:value="12.2" calcext:value-type="float">
            <text:p>12.2</text:p>
          </table:table-cell>
          <table:table-cell table:style-name="ce27" office:value-type="float" office:value="5.99" calcext:value-type="float">
            <text:p>5.99</text:p>
          </table:table-cell>
          <table:table-cell table:formula="of:=ROUND(100*ABS([.D2]-[.F2])/[.F2];2)" office:value-type="float" office:value="261.1" calcext:value-type="float">
            <text:p>261.1</text:p>
          </table:table-cell>
          <table:table-cell table:formula="of:=ROUND([.D2]/[.F2];2)" office:value-type="float" office:value="3.61" calcext:value-type="float">
            <text:p>3.61</text:p>
          </table:table-cell>
          <table:table-cell table:formula="of:=ROUND(100*ABS([.E2]-[.F2])/[.F2];2)" office:value-type="float" office:value="103.67" calcext:value-type="float">
            <text:p>103.67</text:p>
          </table:table-cell>
          <table:table-cell table:formula="of:=ROUND([.E2]/[.F2];2)" office:value-type="float" office:value="2.04" calcext:value-type="float">
            <text:p>2.0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C33</text:p>
          </table:table-cell>
          <table:table-cell office:value-type="float" office:value="0.0000022" calcext:value-type="float">
            <text:p>2.20E-06</text:p>
          </table:table-cell>
          <table:table-cell office:value-type="float" office:value="4.62" calcext:value-type="float">
            <text:p>4.62</text:p>
          </table:table-cell>
          <table:table-cell office:value-type="float" office:value="2.6" calcext:value-type="float">
            <text:p>2.6</text:p>
          </table:table-cell>
          <table:table-cell table:style-name="ce27" office:value-type="float" office:value="2.78" calcext:value-type="float">
            <text:p>2.78</text:p>
          </table:table-cell>
          <table:table-cell table:formula="of:=ROUND(100*ABS([.D3]-[.F3])/[.F3];2)" office:value-type="float" office:value="66.19" calcext:value-type="float">
            <text:p>66.19</text:p>
          </table:table-cell>
          <table:table-cell table:formula="of:=ROUND([.D3]/[.F3];2)" office:value-type="float" office:value="1.66" calcext:value-type="float">
            <text:p>1.66</text:p>
          </table:table-cell>
          <table:table-cell table:formula="of:=ROUND(100*ABS([.E3]-[.F3])/[.F3];2)" office:value-type="float" office:value="6.47" calcext:value-type="float">
            <text:p>6.47</text:p>
          </table:table-cell>
          <table:table-cell table:formula="of:=ROUND([.E3]/[.F3];2)" office:value-type="float" office:value="0.94" calcext:value-type="float">
            <text:p>0.9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C64</text:p>
          </table:table-cell>
          <table:table-cell office:value-type="float" office:value="0.00000656" calcext:value-type="float">
            <text:p>6.56E-06</text:p>
          </table:table-cell>
          <table:table-cell office:value-type="float" office:value="13.78" calcext:value-type="float">
            <text:p>13.78</text:p>
          </table:table-cell>
          <table:table-cell office:value-type="float" office:value="7.74" calcext:value-type="float">
            <text:p>7.74</text:p>
          </table:table-cell>
          <table:table-cell table:style-name="ce27" office:value-type="float" office:value="6.33" calcext:value-type="float">
            <text:p>6.33</text:p>
          </table:table-cell>
          <table:table-cell table:formula="of:=ROUND(100*ABS([.D4]-[.F4])/[.F4];2)" office:value-type="float" office:value="117.69" calcext:value-type="float">
            <text:p>117.69</text:p>
          </table:table-cell>
          <table:table-cell table:formula="of:=ROUND([.D4]/[.F4];2)" office:value-type="float" office:value="2.18" calcext:value-type="float">
            <text:p>2.18</text:p>
          </table:table-cell>
          <table:table-cell table:formula="of:=ROUND(100*ABS([.E4]-[.F4])/[.F4];2)" office:value-type="float" office:value="22.27" calcext:value-type="float">
            <text:p>22.27</text:p>
          </table:table-cell>
          <table:table-cell table:formula="of:=ROUND([.E4]/[.F4];2)" office:value-type="float" office:value="1.22" calcext:value-type="float">
            <text:p>1.2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C78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24.57" calcext:value-type="float">
            <text:p>24.57</text:p>
          </table:table-cell>
          <table:table-cell office:value-type="float" office:value="13.8" calcext:value-type="float">
            <text:p>13.8</text:p>
          </table:table-cell>
          <table:table-cell table:style-name="ce27" office:value-type="float" office:value="10.06" calcext:value-type="float">
            <text:p>10.06</text:p>
          </table:table-cell>
          <table:table-cell table:formula="of:=ROUND(100*ABS([.D5]-[.F5])/[.F5];2)" office:value-type="float" office:value="144.23" calcext:value-type="float">
            <text:p>144.23</text:p>
          </table:table-cell>
          <table:table-cell table:formula="of:=ROUND([.D5]/[.F5];2)" office:value-type="float" office:value="2.44" calcext:value-type="float">
            <text:p>2.44</text:p>
          </table:table-cell>
          <table:table-cell table:formula="of:=ROUND(100*ABS([.E5]-[.F5])/[.F5];2)" office:value-type="float" office:value="37.18" calcext:value-type="float">
            <text:p>37.18</text:p>
          </table:table-cell>
          <table:table-cell table:formula="of:=ROUND([.E5]/[.F5];2)" office:value-type="float" office:value="1.37" calcext:value-type="float">
            <text:p>1.3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C98</text:p>
          </table:table-cell>
          <table:table-cell office:value-type="float" office:value="0.0000139" calcext:value-type="float">
            <text:p>1.39E-05</text:p>
          </table:table-cell>
          <table:table-cell office:value-type="float" office:value="29.19" calcext:value-type="float">
            <text:p>29.19</text:p>
          </table:table-cell>
          <table:table-cell office:value-type="float" office:value="16.4" calcext:value-type="float">
            <text:p>16.4</text:p>
          </table:table-cell>
          <table:table-cell office:value-type="float" office:value="11.02" calcext:value-type="float">
            <text:p>11.02</text:p>
          </table:table-cell>
          <table:table-cell table:formula="of:=ROUND(100*ABS([.D6]-[.F6])/[.F6];2)" office:value-type="float" office:value="164.88" calcext:value-type="float">
            <text:p>164.88</text:p>
          </table:table-cell>
          <table:table-cell table:formula="of:=ROUND([.D6]/[.F6];2)" office:value-type="float" office:value="2.65" calcext:value-type="float">
            <text:p>2.65</text:p>
          </table:table-cell>
          <table:table-cell table:formula="of:=ROUND(100*ABS([.E6]-[.F6])/[.F6];2)" office:value-type="float" office:value="48.82" calcext:value-type="float">
            <text:p>48.82</text:p>
          </table:table-cell>
          <table:table-cell table:formula="of:=ROUND([.E6]/[.F6];2)" office:value-type="float" office:value="1.49" calcext:value-type="float">
            <text:p>1.49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C109</text:p>
          </table:table-cell>
          <table:table-cell office:value-type="float" office:value="0.0000374" calcext:value-type="float">
            <text:p>3.74E-05</text:p>
          </table:table-cell>
          <table:table-cell office:value-type="float" office:value="78.54" calcext:value-type="float">
            <text:p>78.54</text:p>
          </table:table-cell>
          <table:table-cell office:value-type="float" office:value="44.1" calcext:value-type="float">
            <text:p>44.1</text:p>
          </table:table-cell>
          <table:table-cell office:value-type="float" office:value="20.82" calcext:value-type="float">
            <text:p>20.82</text:p>
          </table:table-cell>
          <table:table-cell table:formula="of:=ROUND(100*ABS([.D7]-[.F7])/[.F7];2)" office:value-type="float" office:value="277.23" calcext:value-type="float">
            <text:p>277.23</text:p>
          </table:table-cell>
          <table:table-cell table:formula="of:=ROUND([.D7]/[.F7];2)" office:value-type="float" office:value="3.77" calcext:value-type="float">
            <text:p>3.77</text:p>
          </table:table-cell>
          <table:table-cell table:formula="of:=ROUND(100*ABS([.E7]-[.F7])/[.F7];2)" office:value-type="float" office:value="111.82" calcext:value-type="float">
            <text:p>111.82</text:p>
          </table:table-cell>
          <table:table-cell table:formula="of:=ROUND([.E7]/[.F7];2)" office:value-type="float" office:value="2.12" calcext:value-type="float">
            <text:p>2.1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C120</text:p>
          </table:table-cell>
          <table:table-cell office:value-type="float" office:value="0.0000258" calcext:value-type="float">
            <text:p>2.58E-05</text:p>
          </table:table-cell>
          <table:table-cell office:value-type="float" office:value="54.18" calcext:value-type="float">
            <text:p>54.18</text:p>
          </table:table-cell>
          <table:table-cell office:value-type="float" office:value="30.4" calcext:value-type="float">
            <text:p>30.4</text:p>
          </table:table-cell>
          <table:table-cell office:value-type="float" office:value="15.94" calcext:value-type="float">
            <text:p>15.94</text:p>
          </table:table-cell>
          <table:table-cell table:formula="of:=ROUND(100*ABS([.D8]-[.F8])/[.F8];2)" office:value-type="float" office:value="239.9" calcext:value-type="float">
            <text:p>239.9</text:p>
          </table:table-cell>
          <table:table-cell table:formula="of:=ROUND([.D8]/[.F8];2)" office:value-type="float" office:value="3.4" calcext:value-type="float">
            <text:p>3.4</text:p>
          </table:table-cell>
          <table:table-cell table:formula="of:=ROUND(100*ABS([.E8]-[.F8])/[.F8];2)" office:value-type="float" office:value="90.72" calcext:value-type="float">
            <text:p>90.72</text:p>
          </table:table-cell>
          <table:table-cell table:formula="of:=ROUND([.E8]/[.F8];2)" office:value-type="float" office:value="1.91" calcext:value-type="float">
            <text:p>1.9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C132</text:p>
          </table:table-cell>
          <table:table-cell office:value-type="float" office:value="0.0000313" calcext:value-type="float">
            <text:p>3.13E-05</text:p>
          </table:table-cell>
          <table:table-cell office:value-type="float" office:value="65.73" calcext:value-type="float">
            <text:p>65.73</text:p>
          </table:table-cell>
          <table:table-cell office:value-type="float" office:value="36.9" calcext:value-type="float">
            <text:p>36.9</text:p>
          </table:table-cell>
          <table:table-cell office:value-type="float" office:value="23.81" calcext:value-type="float">
            <text:p>23.81</text:p>
          </table:table-cell>
          <table:table-cell table:formula="of:=ROUND(100*ABS([.D9]-[.F9])/[.F9];2)" office:value-type="float" office:value="176.06" calcext:value-type="float">
            <text:p>176.06</text:p>
          </table:table-cell>
          <table:table-cell table:formula="of:=ROUND([.D9]/[.F9];2)" office:value-type="float" office:value="2.76" calcext:value-type="float">
            <text:p>2.76</text:p>
          </table:table-cell>
          <table:table-cell table:formula="of:=ROUND(100*ABS([.E9]-[.F9])/[.F9];2)" office:value-type="float" office:value="54.98" calcext:value-type="float">
            <text:p>54.98</text:p>
          </table:table-cell>
          <table:table-cell table:formula="of:=ROUND([.E9]/[.F9];2)" office:value-type="float" office:value="1.55" calcext:value-type="float">
            <text:p>1.5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C138</text:p>
          </table:table-cell>
          <table:table-cell office:value-type="float" office:value="0.0000213" calcext:value-type="float">
            <text:p>2.13E-05</text:p>
          </table:table-cell>
          <table:table-cell office:value-type="float" office:value="44.73" calcext:value-type="float">
            <text:p>44.73</text:p>
          </table:table-cell>
          <table:table-cell office:value-type="float" office:value="25.1" calcext:value-type="float">
            <text:p>25.1</text:p>
          </table:table-cell>
          <table:table-cell office:value-type="float" office:value="19.84" calcext:value-type="float">
            <text:p>19.84</text:p>
          </table:table-cell>
          <table:table-cell table:formula="of:=ROUND(100*ABS([.D10]-[.F10])/[.F10];2)" office:value-type="float" office:value="125.45" calcext:value-type="float">
            <text:p>125.45</text:p>
          </table:table-cell>
          <table:table-cell table:formula="of:=ROUND([.D10]/[.F10];2)" office:value-type="float" office:value="2.25" calcext:value-type="float">
            <text:p>2.25</text:p>
          </table:table-cell>
          <table:table-cell table:formula="of:=ROUND(100*ABS([.E10]-[.F10])/[.F10];2)" office:value-type="float" office:value="26.51" calcext:value-type="float">
            <text:p>26.51</text:p>
          </table:table-cell>
          <table:table-cell table:formula="of:=ROUND([.E10]/[.F10];2)" office:value-type="float" office:value="1.27" calcext:value-type="float">
            <text:p>1.2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C142.1</text:p>
          </table:table-cell>
          <table:table-cell office:value-type="float" office:value="0.0000207" calcext:value-type="float">
            <text:p>2.07E-05</text:p>
          </table:table-cell>
          <table:table-cell office:value-type="float" office:value="43.47" calcext:value-type="float">
            <text:p>43.47</text:p>
          </table:table-cell>
          <table:table-cell office:value-type="float" office:value="24.4" calcext:value-type="float">
            <text:p>24.4</text:p>
          </table:table-cell>
          <table:table-cell office:value-type="float" office:value="21.96" calcext:value-type="float">
            <text:p>21.96</text:p>
          </table:table-cell>
          <table:table-cell table:formula="of:=ROUND(100*ABS([.D11]-[.F11])/[.F11];2)" office:value-type="float" office:value="97.95" calcext:value-type="float">
            <text:p>97.95</text:p>
          </table:table-cell>
          <table:table-cell table:formula="of:=ROUND([.D11]/[.F11];2)" office:value-type="float" office:value="1.98" calcext:value-type="float">
            <text:p>1.98</text:p>
          </table:table-cell>
          <table:table-cell table:formula="of:=ROUND(100*ABS([.E11]-[.F11])/[.F11];2)" office:value-type="float" office:value="11.11" calcext:value-type="float">
            <text:p>11.11</text:p>
          </table:table-cell>
          <table:table-cell table:formula="of:=ROUND([.E11]/[.F11];2)" office:value-type="float" office:value="1.11" calcext:value-type="float">
            <text:p>1.1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0531+19</text:p>
          </table:table-cell>
          <table:table-cell office:value-type="float" office:value="0.0000212" calcext:value-type="float">
            <text:p>2.12E-05</text:p>
          </table:table-cell>
          <table:table-cell office:value-type="float" office:value="44.52" calcext:value-type="float">
            <text:p>44.52</text:p>
          </table:table-cell>
          <table:table-cell office:value-type="float" office:value="25" calcext:value-type="float">
            <text:p>25</text:p>
          </table:table-cell>
          <table:table-cell office:value-type="float" office:value="23.84" calcext:value-type="float">
            <text:p>23.84</text:p>
          </table:table-cell>
          <table:table-cell table:formula="of:=ROUND(100*ABS([.D12]-[.F12])/[.F12];2)" office:value-type="float" office:value="86.74" calcext:value-type="float">
            <text:p>86.74</text:p>
          </table:table-cell>
          <table:table-cell table:formula="of:=ROUND([.D12]/[.F12];2)" office:value-type="float" office:value="1.87" calcext:value-type="float">
            <text:p>1.87</text:p>
          </table:table-cell>
          <table:table-cell table:formula="of:=ROUND(100*ABS([.E12]-[.F12])/[.F12];2)" office:value-type="float" office:value="4.87" calcext:value-type="float">
            <text:p>4.87</text:p>
          </table:table-cell>
          <table:table-cell table:formula="of:=ROUND([.E12]/[.F12];2)" office:value-type="float" office:value="1.05" calcext:value-type="float">
            <text:p>1.0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C192</text:p>
          </table:table-cell>
          <table:table-cell office:value-type="float" office:value="0.00000383" calcext:value-type="float">
            <text:p>3.83E-06</text:p>
          </table:table-cell>
          <table:table-cell office:value-type="float" office:value="8.04" calcext:value-type="float">
            <text:p>8.04</text:p>
          </table:table-cell>
          <table:table-cell office:value-type="float" office:value="4.52" calcext:value-type="float">
            <text:p>4.52</text:p>
          </table:table-cell>
          <table:table-cell office:value-type="float" office:value="3.97" calcext:value-type="float">
            <text:p>3.97</text:p>
          </table:table-cell>
          <table:table-cell table:formula="of:=ROUND(100*ABS([.D13]-[.F13])/[.F13];2)" office:value-type="float" office:value="102.52" calcext:value-type="float">
            <text:p>102.52</text:p>
          </table:table-cell>
          <table:table-cell table:formula="of:=ROUND([.D13]/[.F13];2)" office:value-type="float" office:value="2.03" calcext:value-type="float">
            <text:p>2.03</text:p>
          </table:table-cell>
          <table:table-cell table:formula="of:=ROUND(100*ABS([.E13]-[.F13])/[.F13];2)" office:value-type="float" office:value="13.85" calcext:value-type="float">
            <text:p>13.85</text:p>
          </table:table-cell>
          <table:table-cell table:formula="of:=ROUND([.E13]/[.F13];2)" office:value-type="float" office:value="1.14" calcext:value-type="float">
            <text:p>1.1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C237</text:p>
          </table:table-cell>
          <table:table-cell office:value-type="float" office:value="0.00000206" calcext:value-type="float">
            <text:p>2.06E-06</text:p>
          </table:table-cell>
          <table:table-cell office:value-type="float" office:value="4.33" calcext:value-type="float">
            <text:p>4.33</text:p>
          </table:table-cell>
          <table:table-cell office:value-type="float" office:value="2.43" calcext:value-type="float">
            <text:p>2.43</text:p>
          </table:table-cell>
          <table:table-cell office:value-type="float" office:value="2.2" calcext:value-type="float">
            <text:p>2.2</text:p>
          </table:table-cell>
          <table:table-cell table:formula="of:=ROUND(100*ABS([.D14]-[.F14])/[.F14];2)" office:value-type="float" office:value="96.82" calcext:value-type="float">
            <text:p>96.82</text:p>
          </table:table-cell>
          <table:table-cell table:formula="of:=ROUND([.D14]/[.F14];2)" office:value-type="float" office:value="1.97" calcext:value-type="float">
            <text:p>1.97</text:p>
          </table:table-cell>
          <table:table-cell table:formula="of:=ROUND(100*ABS([.E14]-[.F14])/[.F14];2)" office:value-type="float" office:value="10.45" calcext:value-type="float">
            <text:p>10.45</text:p>
          </table:table-cell>
          <table:table-cell table:formula="of:=ROUND([.E14]/[.F14];2)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C245</text:p>
          </table:table-cell>
          <table:table-cell office:value-type="float" office:value="0.0000023" calcext:value-type="float">
            <text:p>2.30E-06</text:p>
          </table:table-cell>
          <table:table-cell office:value-type="float" office:value="4.83" calcext:value-type="float">
            <text:p>4.83</text:p>
          </table:table-cell>
          <table:table-cell office:value-type="float" office:value="2.71" calcext:value-type="float">
            <text:p>2.71</text:p>
          </table:table-cell>
          <table:table-cell office:value-type="float" office:value="2.03" calcext:value-type="float">
            <text:p>2.03</text:p>
          </table:table-cell>
          <table:table-cell table:formula="of:=ROUND(100*ABS([.D15]-[.F15])/[.F15];2)" office:value-type="float" office:value="137.93" calcext:value-type="float">
            <text:p>137.93</text:p>
          </table:table-cell>
          <table:table-cell table:formula="of:=ROUND([.D15]/[.F15];2)" office:value-type="float" office:value="2.38" calcext:value-type="float">
            <text:p>2.38</text:p>
          </table:table-cell>
          <table:table-cell table:formula="of:=ROUND(100*ABS([.E15]-[.F15])/[.F15];2)" office:value-type="float" office:value="33.5" calcext:value-type="float">
            <text:p>33.5</text:p>
          </table:table-cell>
          <table:table-cell table:formula="of:=ROUND([.E15]/[.F15];2)" office:value-type="float" office:value="1.33" calcext:value-type="float">
            <text:p>1.3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1055+20</text:p>
          </table:table-cell>
          <table:table-cell office:value-type="float" office:value="0.00000111" calcext:value-type="float">
            <text:p>1.11E-06</text:p>
          </table:table-cell>
          <table:table-cell office:value-type="float" office:value="2.33" calcext:value-type="float">
            <text:p>2.33</text:p>
          </table:table-cell>
          <table:table-cell office:value-type="float" office:value="1.31" calcext:value-type="float">
            <text:p>1.31</text:p>
          </table:table-cell>
          <table:table-cell office:value-type="float" office:value="1.57" calcext:value-type="float">
            <text:p>1.57</text:p>
          </table:table-cell>
          <table:table-cell table:formula="of:=ROUND(100*ABS([.D16]-[.F16])/[.F16];2)" office:value-type="float" office:value="48.41" calcext:value-type="float">
            <text:p>48.41</text:p>
          </table:table-cell>
          <table:table-cell table:formula="of:=ROUND([.D16]/[.F16];2)" office:value-type="float" office:value="1.48" calcext:value-type="float">
            <text:p>1.48</text:p>
          </table:table-cell>
          <table:table-cell table:formula="of:=ROUND(100*ABS([.E16]-[.F16])/[.F16];2)" office:value-type="float" office:value="16.56" calcext:value-type="float">
            <text:p>16.56</text:p>
          </table:table-cell>
          <table:table-cell table:formula="of:=ROUND([.E16]/[.F16];2)" office:value-type="float" office:value="0.83" calcext:value-type="float">
            <text:p>0.8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C273</text:p>
          </table:table-cell>
          <table:table-cell office:value-type="float" office:value="0.00000131" calcext:value-type="float">
            <text:p>1.31E-06</text:p>
          </table:table-cell>
          <table:table-cell office:value-type="float" office:value="2.75" calcext:value-type="float">
            <text:p>2.75</text:p>
          </table:table-cell>
          <table:table-cell office:value-type="float" office:value="1.55" calcext:value-type="float">
            <text:p>1.55</text:p>
          </table:table-cell>
          <table:table-cell office:value-type="float" office:value="1.93" calcext:value-type="float">
            <text:p>1.93</text:p>
          </table:table-cell>
          <table:table-cell table:formula="of:=ROUND(100*ABS([.D17]-[.F17])/[.F17];2)" office:value-type="float" office:value="42.49" calcext:value-type="float">
            <text:p>42.49</text:p>
          </table:table-cell>
          <table:table-cell table:formula="of:=ROUND([.D17]/[.F17];2)" office:value-type="float" office:value="1.42" calcext:value-type="float">
            <text:p>1.42</text:p>
          </table:table-cell>
          <table:table-cell table:formula="of:=ROUND(100*ABS([.E17]-[.F17])/[.F17];2)" office:value-type="float" office:value="19.69" calcext:value-type="float">
            <text:p>19.69</text:p>
          </table:table-cell>
          <table:table-cell table:formula="of:=ROUND([.E17]/[.F17];2)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C274.1</text:p>
          </table:table-cell>
          <table:table-cell office:value-type="float" office:value="0.00000262" calcext:value-type="float">
            <text:p>2.62E-06</text:p>
          </table:table-cell>
          <table:table-cell office:value-type="float" office:value="5.5" calcext:value-type="float">
            <text:p>5.5</text:p>
          </table:table-cell>
          <table:table-cell office:value-type="float" office:value="3.09" calcext:value-type="float">
            <text:p>3.09</text:p>
          </table:table-cell>
          <table:table-cell office:value-type="float" office:value="2.36" calcext:value-type="float">
            <text:p>2.36</text:p>
          </table:table-cell>
          <table:table-cell table:formula="of:=ROUND(100*ABS([.D18]-[.F18])/[.F18];2)" office:value-type="float" office:value="133.05" calcext:value-type="float">
            <text:p>133.05</text:p>
          </table:table-cell>
          <table:table-cell table:formula="of:=ROUND([.D18]/[.F18];2)" office:value-type="float" office:value="2.33" calcext:value-type="float">
            <text:p>2.33</text:p>
          </table:table-cell>
          <table:table-cell table:formula="of:=ROUND(100*ABS([.E18]-[.F18])/[.F18];2)" office:value-type="float" office:value="30.93" calcext:value-type="float">
            <text:p>30.93</text:p>
          </table:table-cell>
          <table:table-cell table:formula="of:=ROUND([.E18]/[.F18];2)" office:value-type="float" office:value="1.31" calcext:value-type="float">
            <text:p>1.3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C310</text:p>
          </table:table-cell>
          <table:table-cell office:value-type="float" office:value="0.00000359" calcext:value-type="float">
            <text:p>3.59E-06</text:p>
          </table:table-cell>
          <table:table-cell office:value-type="float" office:value="7.54" calcext:value-type="float">
            <text:p>7.54</text:p>
          </table:table-cell>
          <table:table-cell office:value-type="float" office:value="4.24" calcext:value-type="float">
            <text:p>4.24</text:p>
          </table:table-cell>
          <table:table-cell office:value-type="float" office:value="3.71" calcext:value-type="float">
            <text:p>3.71</text:p>
          </table:table-cell>
          <table:table-cell table:formula="of:=ROUND(100*ABS([.D19]-[.F19])/[.F19];2)" office:value-type="float" office:value="103.23" calcext:value-type="float">
            <text:p>103.23</text:p>
          </table:table-cell>
          <table:table-cell table:formula="of:=ROUND([.D19]/[.F19];2)" office:value-type="float" office:value="2.03" calcext:value-type="float">
            <text:p>2.03</text:p>
          </table:table-cell>
          <table:table-cell table:formula="of:=ROUND(100*ABS([.E19]-[.F19])/[.F19];2)" office:value-type="float" office:value="14.29" calcext:value-type="float">
            <text:p>14.29</text:p>
          </table:table-cell>
          <table:table-cell table:formula="of:=ROUND([.E19]/[.F19];2)" office:value-type="float" office:value="1.14" calcext:value-type="float">
            <text:p>1.1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C315</text:p>
          </table:table-cell>
          <table:table-cell office:value-type="float" office:value="0.0000038" calcext:value-type="float">
            <text:p>3.80E-06</text:p>
          </table:table-cell>
          <table:table-cell office:value-type="float" office:value="7.98" calcext:value-type="float">
            <text:p>7.98</text:p>
          </table:table-cell>
          <table:table-cell office:value-type="float" office:value="4.48" calcext:value-type="float">
            <text:p>4.48</text:p>
          </table:table-cell>
          <table:table-cell office:value-type="float" office:value="4.77" calcext:value-type="float">
            <text:p>4.77</text:p>
          </table:table-cell>
          <table:table-cell table:formula="of:=ROUND(100*ABS([.D20]-[.F20])/[.F20];2)" office:value-type="float" office:value="67.3" calcext:value-type="float">
            <text:p>67.3</text:p>
          </table:table-cell>
          <table:table-cell table:formula="of:=ROUND([.D20]/[.F20];2)" office:value-type="float" office:value="1.67" calcext:value-type="float">
            <text:p>1.67</text:p>
          </table:table-cell>
          <table:table-cell table:formula="of:=ROUND(100*ABS([.E20]-[.F20])/[.F20];2)" office:value-type="float" office:value="6.08" calcext:value-type="float">
            <text:p>6.08</text:p>
          </table:table-cell>
          <table:table-cell table:formula="of:=ROUND([.E20]/[.F20];2)" office:value-type="float" office:value="0.94" calcext:value-type="float">
            <text:p>0.94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C318</text:p>
          </table:table-cell>
          <table:table-cell office:value-type="float" office:value="0.00000449" calcext:value-type="float">
            <text:p>4.49E-06</text:p>
          </table:table-cell>
          <table:table-cell office:value-type="float" office:value="9.43" calcext:value-type="float">
            <text:p>9.43</text:p>
          </table:table-cell>
          <table:table-cell office:value-type="float" office:value="5.3" calcext:value-type="float">
            <text:p>5.3</text:p>
          </table:table-cell>
          <table:table-cell office:value-type="float" office:value="4.75" calcext:value-type="float">
            <text:p>4.75</text:p>
          </table:table-cell>
          <table:table-cell table:formula="of:=ROUND(100*ABS([.D21]-[.F21])/[.F21];2)" office:value-type="float" office:value="98.53" calcext:value-type="float">
            <text:p>98.53</text:p>
          </table:table-cell>
          <table:table-cell table:formula="of:=ROUND([.D21]/[.F21];2)" office:value-type="float" office:value="1.99" calcext:value-type="float">
            <text:p>1.99</text:p>
          </table:table-cell>
          <table:table-cell table:formula="of:=ROUND(100*ABS([.E21]-[.F21])/[.F21];2)" office:value-type="float" office:value="11.58" calcext:value-type="float">
            <text:p>11.58</text:p>
          </table:table-cell>
          <table:table-cell table:formula="of:=ROUND([.E21]/[.F21];2)" office:value-type="float" office:value="1.12" calcext:value-type="float">
            <text:p>1.1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C333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7.33" calcext:value-type="float">
            <text:p>7.33</text:p>
          </table:table-cell>
          <table:table-cell office:value-type="float" office:value="4.12" calcext:value-type="float">
            <text:p>4.12</text:p>
          </table:table-cell>
          <table:table-cell office:value-type="float" office:value="5.09" calcext:value-type="float">
            <text:p>5.09</text:p>
          </table:table-cell>
          <table:table-cell table:formula="of:=ROUND(100*ABS([.D22]-[.F22])/[.F22];2)" office:value-type="float" office:value="44.01" calcext:value-type="float">
            <text:p>44.01</text:p>
          </table:table-cell>
          <table:table-cell table:formula="of:=ROUND([.D22]/[.F22];2)" office:value-type="float" office:value="1.44" calcext:value-type="float">
            <text:p>1.44</text:p>
          </table:table-cell>
          <table:table-cell table:formula="of:=ROUND(100*ABS([.E22]-[.F22])/[.F22];2)" office:value-type="float" office:value="19.06" calcext:value-type="float">
            <text:p>19.06</text:p>
          </table:table-cell>
          <table:table-cell table:formula="of:=ROUND([.E22]/[.F22];2)" office:value-type="float" office:value="0.81" calcext:value-type="float">
            <text:p>0.8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C348</text:p>
          </table:table-cell>
          <table:table-cell office:value-type="float" office:value="0.00000572" calcext:value-type="float">
            <text:p>5.72E-06</text:p>
          </table:table-cell>
          <table:table-cell office:value-type="float" office:value="12.01" calcext:value-type="float">
            <text:p>12.01</text:p>
          </table:table-cell>
          <table:table-cell office:value-type="float" office:value="6.75" calcext:value-type="float">
            <text:p>6.75</text:p>
          </table:table-cell>
          <table:table-cell office:value-type="float" office:value="5.69" calcext:value-type="float">
            <text:p>5.69</text:p>
          </table:table-cell>
          <table:table-cell table:formula="of:=ROUND(100*ABS([.D23]-[.F23])/[.F23];2)" office:value-type="float" office:value="111.07" calcext:value-type="float">
            <text:p>111.07</text:p>
          </table:table-cell>
          <table:table-cell table:formula="of:=ROUND([.D23]/[.F23];2)" office:value-type="float" office:value="2.11" calcext:value-type="float">
            <text:p>2.11</text:p>
          </table:table-cell>
          <table:table-cell table:formula="of:=ROUND(100*ABS([.E23]-[.F23])/[.F23];2)" office:value-type="float" office:value="18.63" calcext:value-type="float">
            <text:p>18.63</text:p>
          </table:table-cell>
          <table:table-cell table:formula="of:=ROUND([.E23]/[.F23];2)" office:value-type="float" office:value="1.19" calcext:value-type="float">
            <text:p>1.19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C13.65</text:p>
          </table:table-cell>
          <table:table-cell office:value-type="float" office:value="0.0000107" calcext:value-type="float">
            <text:p>1.07E-05</text:p>
          </table:table-cell>
          <table:table-cell office:value-type="float" office:value="22.47" calcext:value-type="float">
            <text:p>22.47</text:p>
          </table:table-cell>
          <table:table-cell office:value-type="float" office:value="12.6" calcext:value-type="float">
            <text:p>12.6</text:p>
          </table:table-cell>
          <table:table-cell office:value-type="float" office:value="9.16" calcext:value-type="float">
            <text:p>9.16</text:p>
          </table:table-cell>
          <table:table-cell table:formula="of:=ROUND(100*ABS([.D24]-[.F24])/[.F24];2)" office:value-type="float" office:value="145.31" calcext:value-type="float">
            <text:p>145.31</text:p>
          </table:table-cell>
          <table:table-cell table:formula="of:=ROUND([.D24]/[.F24];2)" office:value-type="float" office:value="2.45" calcext:value-type="float">
            <text:p>2.45</text:p>
          </table:table-cell>
          <table:table-cell table:formula="of:=ROUND(100*ABS([.E24]-[.F24])/[.F24];2)" office:value-type="float" office:value="37.55" calcext:value-type="float">
            <text:p>37.55</text:p>
          </table:table-cell>
          <table:table-cell table:formula="of:=ROUND([.E24]/[.F24];2)" office:value-type="float" office:value="1.38" calcext:value-type="float">
            <text:p>1.38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C409</text:p>
          </table:table-cell>
          <table:table-cell office:value-type="float" office:value="0.0000294" calcext:value-type="float">
            <text:p>2.94E-05</text:p>
          </table:table-cell>
          <table:table-cell office:value-type="float" office:value="61.74" calcext:value-type="float">
            <text:p>61.74</text:p>
          </table:table-cell>
          <table:table-cell office:value-type="float" office:value="34.7" calcext:value-type="float">
            <text:p>34.7</text:p>
          </table:table-cell>
          <table:table-cell office:value-type="float" office:value="25.81" calcext:value-type="float">
            <text:p>25.81</text:p>
          </table:table-cell>
          <table:table-cell table:formula="of:=ROUND(100*ABS([.D25]-[.F25])/[.F25];2)" office:value-type="float" office:value="139.21" calcext:value-type="float">
            <text:p>139.21</text:p>
          </table:table-cell>
          <table:table-cell table:formula="of:=ROUND([.D25]/[.F25];2)" office:value-type="float" office:value="2.39" calcext:value-type="float">
            <text:p>2.39</text:p>
          </table:table-cell>
          <table:table-cell table:formula="of:=ROUND(100*ABS([.E25]-[.F25])/[.F25];2)" office:value-type="float" office:value="34.44" calcext:value-type="float">
            <text:p>34.44</text:p>
          </table:table-cell>
          <table:table-cell table:formula="of:=ROUND([.E25]/[.F25];2)" office:value-type="float" office:value="1.34" calcext:value-type="float">
            <text:p>1.34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C433</text:p>
          </table:table-cell>
          <table:table-cell office:value-type="float" office:value="0.00000789" calcext:value-type="float">
            <text:p>7.89E-06</text:p>
          </table:table-cell>
          <table:table-cell office:value-type="float" office:value="16.57" calcext:value-type="float">
            <text:p>16.57</text:p>
          </table:table-cell>
          <table:table-cell office:value-type="float" office:value="9.31" calcext:value-type="float">
            <text:p>9.31</text:p>
          </table:table-cell>
          <table:table-cell office:value-type="float" office:value="7.89" calcext:value-type="float">
            <text:p>7.89</text:p>
          </table:table-cell>
          <table:table-cell table:formula="of:=ROUND(100*ABS([.D26]-[.F26])/[.F26];2)" office:value-type="float" office:value="110.01" calcext:value-type="float">
            <text:p>110.01</text:p>
          </table:table-cell>
          <table:table-cell table:formula="of:=ROUND([.D26]/[.F26];2)" office:value-type="float" office:value="2.1" calcext:value-type="float">
            <text:p>2.1</text:p>
          </table:table-cell>
          <table:table-cell table:formula="of:=ROUND(100*ABS([.E26]-[.F26])/[.F26];2)" office:value-type="float" office:value="18" calcext:value-type="float">
            <text:p>18</text:p>
          </table:table-cell>
          <table:table-cell table:formula="of:=ROUND([.E26]/[.F26];2)" office:value-type="float" office:value="1.18" calcext:value-type="float">
            <text:p>1.18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C454.0</text:p>
          </table:table-cell>
          <table:table-cell office:value-type="float" office:value="0.00000401" calcext:value-type="float">
            <text:p>4.01E-06</text:p>
          </table:table-cell>
          <table:table-cell office:value-type="float" office:value="8.42" calcext:value-type="float">
            <text:p>8.42</text:p>
          </table:table-cell>
          <table:table-cell office:value-type="float" office:value="4.73" calcext:value-type="float">
            <text:p>4.73</text:p>
          </table:table-cell>
          <table:table-cell office:value-type="float" office:value="5.38" calcext:value-type="float">
            <text:p>5.38</text:p>
          </table:table-cell>
          <table:table-cell table:formula="of:=ROUND(100*ABS([.D27]-[.F27])/[.F27];2)" office:value-type="float" office:value="56.51" calcext:value-type="float">
            <text:p>56.51</text:p>
          </table:table-cell>
          <table:table-cell table:formula="of:=ROUND([.D27]/[.F27];2)" office:value-type="float" office:value="1.57" calcext:value-type="float">
            <text:p>1.57</text:p>
          </table:table-cell>
          <table:table-cell table:formula="of:=ROUND(100*ABS([.E27]-[.F27])/[.F27];2)" office:value-type="float" office:value="12.08" calcext:value-type="float">
            <text:p>12.08</text:p>
          </table:table-cell>
          <table:table-cell table:formula="of:=ROUND([.E27]/[.F27];2)" office:value-type="float" office:value="0.88" calcext:value-type="float">
            <text:p>0.88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style-name="ce29" office:value-type="string" calcext:value-type="string">
            <text:p>Av:</text:p>
          </table:table-cell>
          <table:table-cell table:style-name="ce29"/>
          <table:table-cell table:style-name="ce29" office:value-type="string" calcext:value-type="string">
            <text:p>Av: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style-name="Default" office:value-type="float" office:value="2.2" calcext:value-type="float">
            <text:p>2.2</text:p>
          </table:table-cell>
          <table:table-cell table:style-name="Default"/>
          <table:table-cell table:style-name="Default" office:value-type="float" office:value="1.25" calcext:value-type="float">
            <text:p>1.25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4:57:43.214406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36:07.949443511</meta:creation-date>
    <dc:date>2016-05-03T15:41:38.607494956</dc:date>
    <meta:editing-duration>PT1H48M25S</meta:editing-duration>
    <meta:editing-cycles>66</meta:editing-cycles>
    <meta:generator>LibreOffice/5.0.5.2$Linux_X86_64 LibreOffice_project/00m0$Build-2</meta:generator>
    <meta:document-statistic meta:table-count="3" meta:cell-count="994" meta:object-count="0"/>
  </office:meta>
</office:document-meta>
</file>